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gif" manifest:full-path="Pictures/100002000000000A0000000ADFBE81A4.gif"/>
  <manifest:file-entry manifest:media-type="image/gif" manifest:full-path="Pictures/100002000000000A0000000A2DB17B76.gif"/>
  <manifest:file-entry manifest:media-type="image/gif" manifest:full-path="Pictures/100002000000000C0000000CDA3C0BB5.gif"/>
  <manifest:file-entry manifest:media-type="image/gif" manifest:full-path="Pictures/100002000000000C0000000CC1B54C41.gif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277cm" fo:min-width="21.7cm" draw:shadow="hidden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6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2.428cm"/>
    </style:style>
    <style:style style:name="gr6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5" style:family="graphic" style:parent-style-name="standard">
      <style:graphic-properties svg:stroke-width="0.051cm" svg:stroke-color="#ff00ff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012cm" fo:min-width="3.301cm" draw:shadow="hidden"/>
    </style:style>
    <style:style style:name="gr6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9" style:family="graphic" style:parent-style-name="standard">
      <style:graphic-properties svg:stroke-width="0cm" svg:stroke-color="#333333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808080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808080" draw:marker-start-width="0.279cm" draw:marker-end-width="0.279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7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2.325cm"/>
    </style:style>
    <style:style style:name="gr74" style:family="graphic" style:parent-style-name="standard">
      <style:graphic-properties svg:stroke-width="0cm" svg:stroke-color="#c0c0c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5" style:family="graphic" style:parent-style-name="standard">
      <style:graphic-properties svg:stroke-width="0cm" svg:stroke-color="#80808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.887cm" fo:min-width="0cm"/>
    </style:style>
    <style:style style:name="gr8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cm" draw:shadow="hidden"/>
    </style:style>
    <style:style style:name="gr8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8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family="'Liberation Sans'" style:font-family-generic="swiss" style:font-pitch="variable" fo:language="ru" fo:country="RU"/>
    </style:style>
    <style:style style:name="P19" style:family="paragraph">
      <style:text-properties fo:font-family="'Liberation Sans'" style:font-family-generic="swiss" style:font-pitch="variable"/>
    </style:style>
    <style:style style:name="P20" style:family="paragraph">
      <style:paragraph-properties fo:text-align="center"/>
      <style:text-properties fo:font-family="'Liberation Sans'" style:font-family-generic="swiss" style:font-pitch="variable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style:use-window-font-color="true" fo:font-family="'Liberation Serif'" style:font-family-generic="roman" style:font-pitch="variable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style:use-window-font-color="tru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2" style:family="text">
      <style:text-properties fo:color="#ff00f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family="'Liberation Sans'" style:font-family-generic="swiss" style:font-pitch="variable" fo:font-size="18pt" fo:language="en" fo:country="US" style:font-size-asian="18pt" style:language-asian="en" style:country-asian="US" style:font-family-complex="'Liberation Sans', Arial" style:font-family-generic-complex="swiss" style:font-pitch-complex="variable" style:font-size-complex="18pt"/>
    </style:style>
    <style:style style:name="T15" style:family="text">
      <style:text-properties fo:color="#ffffff"/>
    </style:style>
    <style:style style:name="T16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7" style:family="text">
      <style:text-properties fo:color="#ff950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8" style:family="text">
      <style:text-properties fo:color="#008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9" style:family="text">
      <style:text-properties fo:color="#4c19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0" style:family="text">
      <style:text-properties fo:color="#ff0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1" style:family="text">
      <style:text-properties fo:color="#ff808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2" style:family="text">
      <style:text-properties fo:color="#0000ff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3" style:family="text">
      <style:text-properties style:use-window-font-color="tru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999999"/>
    </style:style>
    <style:style style:name="T29" style:family="text">
      <style:text-properties style:use-window-font-color="true" fo:font-size="16pt" style:font-size-asian="18pt" style:font-weight-asian="normal" style:font-size-complex="18pt"/>
    </style:style>
    <style:style style:name="T30" style:family="text">
      <style:text-properties fo:font-size="16pt" style:font-size-asian="18pt" style:font-weight-asian="normal" style:font-size-complex="18pt"/>
    </style:style>
    <style:style style:name="T31" style:family="text">
      <style:text-properties fo:color="#999999" fo:font-size="16pt" style:font-size-asian="18pt" style:font-weight-asian="normal" style:font-size-complex="18pt"/>
    </style:style>
    <style:style style:name="T32" style:family="text">
      <style:text-properties fo:font-size="18pt"/>
    </style:style>
    <style:style style:name="T33" style:family="text">
      <style:text-properties style:use-window-font-color="true" style:text-outline="false" style:text-line-through-style="none" fo:font-family="'Liberation Sans', Arial" style:font-family-generic="swiss" style:font-pitch="variable" fo:font-size="18pt" fo:language="ru" fo:country="RU" fo:font-style="normal" fo:text-shadow="none" style:text-underline-style="none" fo:font-weight="normal" style:letter-kerning="true" style:font-family-asian="'Bitstream Vera Sans Mono'" style:font-family-generic-asian="modern" style:font-pitch-asian="fixed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ff" fo:font-size="16pt" style:font-size-asian="16pt" style:font-size-complex="16pt"/>
    </style:style>
    <style:style style:name="T35" style:family="text">
      <style:text-properties fo:font-family="'Liberation Sans', Arial" style:font-family-generic="swiss" style:font-pitch="variable" fo:font-size="18pt" fo:language="ru" fo:country="RU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36" style:family="text">
      <style:text-properties fo:font-family="'Liberation Sans', Arial" style:font-family-generic="swiss" style:font-pitch="variable" fo:font-size="18pt" fo:language="ru" fo:country="RU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37" style:family="text">
      <style:text-properties fo:font-family="'Liberation Sans'" style:font-family-generic="swiss" style:font-pitch="variable" fo:font-size="18pt" fo:language="ru" fo:country="RU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38" style:family="text">
      <style:text-properties fo:font-family="'Liberation Sans'" style:font-family-generic="swiss" style:font-pitch="variable"/>
    </style:style>
    <style:style style:name="T39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40" style:family="text">
      <style:text-properties fo:font-family="'Liberation Sans'" style:font-family-generic="swiss" style:font-pitch="variable" fo:font-size="18pt" fo:language="en" fo:country="US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C0000000CC1B54C4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0">
      <text:list-level-style-image text:level="1" xlink:href="Pictures/100002000000000A0000000A2DB17B76.gif" xlink:type="simple" xlink:show="embed" xlink:actuate="onLoad">
        <style:list-level-properties text:min-label-width="0.61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1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1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1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1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1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1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1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1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1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14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4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cm" svg:height="1.038cm" svg:x="1.9cm" svg:y="2.5cm">
          <draw:text-box>
            <text:list text:style-name="L2">
              <text:list-item>
                <text:p><text:span text:style-name="T5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text:id="id1"><text:span text:style-name="T5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2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5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5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5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6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6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6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6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5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draw:id="id3">
          <draw:frame draw:style-name="gr11" draw:text-style-name="P7" draw:layer="layout" svg:width="4.769cm" svg:height="0.806cm" svg:x="16.6cm" svg:y="16.2cm">
            <draw:text-box>
              <text:p><text:span text:style-name="T6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6">отсортировать по годам</text:span></text:p>
                </text:list-item>
                <text:list-item>
                  <text:p><text:span text:style-name="T6">отсортировать по месяцам</text:span></text:p>
                </text:list-item>
                <text:list-item>
                  <text:p><text:span text:style-name="T6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44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4">
          <draw:frame draw:style-name="gr11" draw:layer="layout" svg:width="23.454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7">2</text:span>, <text:s/>1<text:span text:style-name="T7">1</text:span>, <text:s/><text:span text:style-name="T7">0</text:span>, <text:s/>9<text:span text:style-name="T7">2</text:span>, <text:s/><text:span text:style-name="T7">3</text:span>, 13<text:span text:style-name="T7">3</text:span> ]</text:p>
            </draw:text-box>
          </draw:frame>
        </draw:g>
        <draw:frame draw:style-name="gr11" draw:layer="layout" svg:width="1.204cm" svg:height="0.962cm" svg:x="7.4cm" svg:y="10.4cm">
          <draw:text-box>
            <text:p text:id="id6">1<text:span text:style-name="T7">2</text:span></text:p>
          </draw:text-box>
        </draw:frame>
        <draw:frame draw:style-name="gr11" draw:layer="layout" svg:width="1.204cm" svg:height="0.962cm" svg:x="5.1cm" svg:y="10.4cm">
          <draw:text-box>
            <text:p text:id="id7">1<text:span text:style-name="T7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text:id="id8"><text:span text:style-name="T7">0</text:span></text:p>
          </draw:text-box>
        </draw:frame>
        <draw:frame draw:style-name="gr7" draw:layer="layout" svg:width="1.6cm" svg:height="0.962cm" svg:x="7.5cm" svg:y="9.7cm">
          <draw:text-box>
            <text:p text:id="id9">9<text:span text:style-name="T7">2</text:span></text:p>
          </draw:text-box>
        </draw:frame>
        <draw:frame draw:style-name="gr7" draw:text-style-name="P8" draw:layer="layout" svg:width="1.4cm" svg:height="0.962cm" svg:x="10.1cm" svg:y="10.4cm">
          <draw:text-box>
            <text:p text:id="id10"><text:span text:style-name="T7">3</text:span></text:p>
          </draw:text-box>
        </draw:frame>
        <draw:frame draw:style-name="gr7" draw:layer="layout" svg:width="2cm" svg:height="0.962cm" svg:x="9.5cm" svg:y="9.7cm">
          <draw:text-box>
            <text:p text:id="id11">13<text:span text:style-name="T7">3</text:span></text:p>
          </draw:text-box>
        </draw:frame>
        <draw:g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7">0</text:span>, <text:s text:c="3"/>1<text:span text:style-name="T7">1</text:span>, <text:s text:c="3"/>1<text:span text:style-name="T7">2</text:span>, 9<text:span text:style-name="T7">2</text:span>, <text:s text:c="2"/><text:span text:style-name="T7">3</text:span>, 13<text:span text:style-name="T7">3</text:span> ]</text:p>
            </draw:text-box>
          </draw:frame>
        </draw:g>
        <draw:frame draw:style-name="gr11" draw:layer="layout" svg:width="18.12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13">
          <draw:frame draw:style-name="gr11" draw:layer="layout" svg:width="22.557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7">0</text:span><text:span text:style-name="T8">0, <text:s/></text:span><text:span text:style-name="T7">1</text:span><text:span text:style-name="T8">1, <text:s/></text:span><text:span text:style-name="T7">1</text:span><text:span text:style-name="T8">2, <text:s/></text:span><text:span text:style-name="T7">9</text:span><text:span text:style-name="T8">2, <text:s/></text:span><text:span text:style-name="T7">0</text:span><text:span text:style-name="T8">3, <text:s/>1</text:span><text:span text:style-name="T7">3</text:span><text:span text:style-name="T8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text:id="id22">[ <text:span text:style-name="T7">0</text:span><text:span text:style-name="T8">0, </text:span><text:span text:style-name="T7">0</text:span><text:span text:style-name="T8">3, <text:s text:c="2"/></text:span><text:span text:style-name="T7">1</text:span><text:span text:style-name="T8">1, </text:span><text:span text:style-name="T7">1</text:span><text:span text:style-name="T8">2, <text:s text:c="3"/>1</text:span><text:span text:style-name="T7">3</text:span><text:span text:style-name="T8">3, <text:s text:c="5"/></text:span><text:span text:style-name="T7">9</text:span><text:span text:style-name="T8">2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8">0, 11, 12, 92, 3, 133</text:span> ]</text:p>
          </draw:text-box>
        </draw:frame>
        <draw:frame draw:style-name="gr7" draw:layer="layout" svg:width="1.4cm" svg:height="0.962cm" svg:x="2.6cm" svg:y="8.7cm">
          <draw:text-box>
            <text:p text:id="id15"><text:span text:style-name="T7">0</text:span><text:span text:style-name="T8">0</text:span></text:p>
          </draw:text-box>
        </draw:frame>
        <draw:frame draw:style-name="gr7" draw:layer="layout" svg:width="1.4cm" svg:height="0.962cm" svg:x="4.999cm" svg:y="8.7cm">
          <draw:text-box>
            <text:p text:id="id16"><text:span text:style-name="T7">1</text:span><text:span text:style-name="T8">1</text:span></text:p>
          </draw:text-box>
        </draw:frame>
        <draw:frame draw:style-name="gr7" draw:layer="layout" svg:width="1.4cm" svg:height="0.962cm" svg:x="5cm" svg:y="7.938cm">
          <draw:text-box>
            <text:p text:id="id17"><text:span text:style-name="T7">1</text:span><text:span text:style-name="T8">2</text:span></text:p>
          </draw:text-box>
        </draw:frame>
        <draw:frame draw:style-name="gr17" draw:layer="layout" svg:width="1.204cm" svg:height="5.162cm" svg:x="24.187cm" svg:y="8.7cm">
          <draw:text-box>
            <text:p text:id="id18"><text:span text:style-name="T7">9</text:span><text:span text:style-name="T8">2</text:span></text:p>
          </draw:text-box>
        </draw:frame>
        <draw:frame draw:style-name="gr11" draw:layer="layout" svg:width="1.204cm" svg:height="0.962cm" svg:x="2.596cm" svg:y="8.038cm">
          <draw:text-box>
            <text:p text:id="id19"><text:span text:style-name="T7">0</text:span><text:span text:style-name="T8">3</text:span></text:p>
          </draw:text-box>
        </draw:frame>
        <draw:frame draw:style-name="gr7" draw:layer="layout" svg:width="1.6cm" svg:height="0.962cm" svg:x="9.697cm" svg:y="8.538cm">
          <draw:text-box>
            <text:p text:id="id20"><text:span text:style-name="T8">1</text:span><text:span text:style-name="T7">3</text:span><text:span text:style-name="T8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23">
          <draw:frame draw:style-name="gr11" draw:layer="layout" svg:width="22.171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158cm" svg:height="0.962cm" svg:x="4.9cm" svg:y="5.8cm">
            <draw:text-box>
              <text:p>[ <text:span text:style-name="T7">0</text:span><text:span text:style-name="T8">00,</text:span><text:span text:style-name="T7"> <text:s/>0</text:span><text:span text:style-name="T8">03, <text:s/></text:span><text:span text:style-name="T7">0</text:span><text:span text:style-name="T8">11, <text:s/></text:span><text:span text:style-name="T7">0</text:span><text:span text:style-name="T9">1</text:span><text:span text:style-name="T8">2, <text:s/></text:span><text:span text:style-name="T7">1</text:span><text:span text:style-name="T8">33 <text:s text:c="2"/></text:span><text:span text:style-name="T7">0</text:span><text:span text:style-name="T8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689cm" svg:height="0.962cm" svg:x="4.901cm" svg:y="13.5cm">
          <draw:text-box>
            <text:p text:id="id32">[ <text:span text:style-name="T7">0</text:span><text:span text:style-name="T8">00, </text:span><text:span text:style-name="T7">0</text:span><text:span text:style-name="T8">03, </text:span><text:span text:style-name="T7">0</text:span><text:span text:style-name="T8">11, </text:span><text:span text:style-name="T7">0</text:span><text:span text:style-name="T9">1</text:span><text:span text:style-name="T8">2, </text:span><text:span text:style-name="T7">0</text:span><text:span text:style-name="T8">92, <text:s text:c="7"/></text:span><text:span text:style-name="T7">1</text:span><text:span text:style-name="T8">33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9">0, 3, 11, 12, 133, 92</text:span> ]</text:p>
          </draw:text-box>
        </draw:frame>
        <draw:frame draw:style-name="gr19" draw:layer="layout" svg:width="1.556cm" svg:height="12.962cm" svg:x="2.444cm" svg:y="5.9cm">
          <draw:text-box>
            <text:p text:id="id30"><text:span text:style-name="T7">0</text:span><text:span text:style-name="T8">92</text:span></text:p>
          </draw:text-box>
        </draw:frame>
        <draw:frame draw:style-name="gr11" draw:layer="layout" svg:width="1.556cm" svg:height="0.962cm" svg:x="2.4cm" svg:y="8.7cm">
          <draw:text-box>
            <text:p text:id="id25"><text:span text:style-name="T7">0</text:span><text:span text:style-name="T8">00</text:span></text:p>
          </draw:text-box>
        </draw:frame>
        <draw:frame draw:style-name="gr11" draw:layer="layout" svg:width="1.556cm" svg:height="0.962cm" svg:x="2.4cm" svg:y="8cm">
          <draw:text-box>
            <text:p text:id="id26"><text:span text:style-name="T7">0</text:span><text:span text:style-name="T8">03</text:span></text:p>
          </draw:text-box>
        </draw:frame>
        <draw:frame draw:style-name="gr11" draw:layer="layout" svg:width="1.509cm" svg:height="0.962cm" svg:x="2.391cm" svg:y="7.338cm">
          <draw:text-box>
            <text:p text:id="id27"><text:span text:style-name="T7">0</text:span><text:span text:style-name="T8">11</text:span></text:p>
          </draw:text-box>
        </draw:frame>
        <draw:frame draw:style-name="gr11" draw:layer="layout" svg:width="1.555cm" svg:height="0.962cm" svg:x="2.4cm" svg:y="6.638cm">
          <draw:text-box>
            <text:p text:id="id28"><text:span text:style-name="T7">0</text:span><text:span text:style-name="T9">1</text:span><text:span text:style-name="T8">2</text:span></text:p>
          </draw:text-box>
        </draw:frame>
        <draw:frame draw:style-name="gr11" draw:layer="layout" svg:width="1.556cm" svg:height="0.962cm" svg:x="4.799cm" svg:y="8.6cm">
          <draw:text-box>
            <text:p text:id="id29"><text:span text:style-name="T7">1</text:span><text:span text:style-name="T8">33</text:span></text:p>
          </draw:text-box>
        </draw:frame>
        <draw:g draw:id="id33">
          <draw:frame draw:style-name="gr11" draw:layer="layout" svg:width="6.987cm" svg:height="0.962cm" svg:x="4.901cm" svg:y="15.9cm">
            <draw:text-box>
              <text:p>[ <text:span text:style-name="T8">0, 3, 11, </text:span><text:span text:style-name="T9">1</text:span><text:span text:style-name="T8">2, 92, </text:span><text:span text:style-name="T9">1</text:span><text:span text:style-name="T8">33</text:span> <text:s/>]</text:p>
            </draw:text-box>
          </draw:frame>
          <draw:frame draw:style-name="gr11" draw:layer="layout" svg:width="11.215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57cm" svg:height="0.962cm" svg:x="4.8cm" svg:y="18.4cm">
          <draw:text-box>
            <text:p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22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text:id="id41"><text:span text:style-name="T8">#4</text:span></text:p>
            <text:p text:id="id40"><text:span text:style-name="T8">#3</text:span></text:p>
            <text:p text:id="id39"><text:span text:style-name="T8">#2</text:span></text:p>
            <text:p text:id="id38"><text:span text:style-name="T8">#1</text:span></text:p>
            <text:p text:id="id37"><text:span text:style-name="T8">#0</text:span></text:p>
          </draw:text-box>
        </draw:frame>
        <draw:g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7">0</text:span><text:span text:style-name="T8">92</text:span></text:p>
                <text:p><text:span text:style-name="T7">0</text:span><text:span text:style-name="T8">12</text:span></text:p>
                <text:p><text:span text:style-name="T7">0</text:span><text:span text:style-name="T8">11</text:span></text:p>
                <text:p><text:span text:style-name="T7">0</text:span><text:span text:style-name="T8">03</text:span></text:p>
                <text:p><text:span text:style-name="T7">0</text:span><text:span text:style-name="T8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draw:id="id42" draw:layer="layout" svg:width="12cm" svg:height="1.4cm" svg:x="12.1cm" svg:y="8.3cm">
          <text:p><text:span text:style-name="T5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text:id="id44">Все корзины:</text:p>
              </text:list-item>
            </text:list>
          </draw:text-box>
        </draw:frame>
        <draw:frame draw:style-name="gr11" draw:layer="layout" svg:width="10.487cm" svg:height="1.673cm" svg:x="11.3cm" svg:y="10.8cm">
          <draw:text-box>
            <text:list text:style-name="L6">
              <text:list-item>
                <text:p text:id="id46">отдельных корзин много</text:p>
              </text:list-item>
              <text:list-item>
                <text:p text:id="id47">порядок корзин имеет значение</text:p>
              </text:list-item>
            </text:list>
          </draw:text-box>
        </draw:frame>
        <draw:custom-shape draw:style-name="gr25" draw:text-style-name="P5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id="id48" draw:layer="layout" svg:width="-1.2cm" svg:height="-1.027cm" svg:x="19.001cm" svg:y="10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id="id49">
          <draw:frame draw:style-name="gr11" draw:layer="layout" svg:width="12.384cm" svg:height="0.962cm" svg:x="2cm" svg:y="17cm">
            <draw:text-box>
              <text:list text:style-name="L2">
                <text:list-item>
                  <text:p><text:span text:style-name="T10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6">bucket</text:span></text:p>
              <text:p text:style-name="P5"><text:span text:style-name="T6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6">bucket</text:span></text:p>
              <text:p text:style-name="P5"><text:span text:style-name="T6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6">bucket</text:span></text:p>
              <text:p text:style-name="P5"><text:span text:style-name="T6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16cm" svg:height="0.962cm" svg:x="2cm" svg:y="7.5cm">
          <draw:text-box>
            <text:list text:style-name="L2">
              <text:list-item>
                <text:p text:id="id50"><text:span text:style-name="T11">Cпособ 1: преобразовать в строку и получить нужную позицию из строки</text:span></text:p>
              </text:list-item>
            </text:list>
          </draw:text-box>
        </draw:frame>
        <draw:g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5cm" svg:height="0.962cm" svg:x="2cm" svg:y="1.9cm">
          <draw:text-box>
            <text:list text:style-name="L2">
              <text:list-item>
                <text:p><text:span text:style-name="T11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draw:id="id56">
          <draw:custom-shape draw:style-name="gr6" draw:text-style-name="P5" draw:layer="layout" svg:width="6.4cm" svg:height="1cm" svg:x="4.599cm" svg:y="6.699cm">
            <text:p><text:span text:style-name="T11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draw:id="id55">
          <draw:custom-shape draw:style-name="gr6" draw:text-style-name="P5" draw:layer="layout" svg:width="6.4cm" svg:height="1cm" svg:x="4.6cm" svg:y="5.4cm">
            <text:p><text:span text:style-name="T11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draw:id="id58">
          <draw:custom-shape draw:style-name="gr6" draw:text-style-name="P5" draw:layer="layout" svg:width="6.4cm" svg:height="1cm" svg:x="4.599cm" svg:y="9.299cm">
            <text:p><text:span text:style-name="T11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draw:id="id59">
          <draw:custom-shape draw:style-name="gr6" draw:text-style-name="P5" draw:layer="layout" svg:width="6.4cm" svg:height="1cm" svg:x="4.599cm" svg:y="10.698cm">
            <text:p><text:span text:style-name="T11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draw:id="id60">
          <draw:custom-shape draw:style-name="gr6" draw:text-style-name="P5" draw:layer="layout" svg:width="6.4cm" svg:height="1cm" svg:x="4.599cm" svg:y="11.897cm">
            <text:p><text:span text:style-name="T11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draw:id="id62">
          <draw:custom-shape draw:style-name="gr6" draw:text-style-name="P5" draw:layer="layout" svg:width="6.4cm" svg:height="1cm" svg:x="4.598cm" svg:y="14.898cm">
            <text:p><text:span text:style-name="T11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draw:id="id63">
          <draw:custom-shape draw:style-name="gr6" draw:text-style-name="P5" draw:layer="layout" svg:width="6.4cm" svg:height="1cm" svg:x="4.598cm" svg:y="16.297cm">
            <text:p><text:span text:style-name="T11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draw:id="id64">
          <draw:custom-shape draw:style-name="gr6" draw:text-style-name="P5" draw:layer="layout" svg:width="6.4cm" svg:height="1cm" svg:x="4.598cm" svg:y="17.496cm">
            <text:p><text:span text:style-name="T11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84cm" svg:height="0.962cm" svg:x="2cm" svg:y="1.9cm">
          <draw:text-box>
            <text:list text:style-name="L2">
              <text:list-item>
                <text:p><text:span text:style-name="T11">Можно ли сформулировать закономерность?</text:span></text:p>
              </text:list-item>
            </text:list>
          </draw:text-box>
        </draw:frame>
        <draw:custom-shape draw:style-name="gr6" draw:text-style-name="P5" draw:id="id65" draw:layer="layout" svg:width="7.801cm" svg:height="1cm" svg:x="9.799cm" svg:y="4.598cm">
          <text:p><text:span text:style-name="T11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2">4</text:span><text:span text:style-name="T9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2">3</text:span><text:span text:style-name="T8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9">1</text:span><text:span text:style-name="T12">2</text:span><text:span text:style-name="T9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id="id66" draw:layer="layout" svg:width="7.802cm" svg:height="1cm" svg:x="9.798cm" svg:y="5.897cm">
          <text:p><text:span text:style-name="T11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text:id="id68"><text:span text:style-name="T11">12345 % 10000 / 1000 = 2</text:span></text:p>
          </draw:text-box>
        </draw:frame>
        <draw:custom-shape draw:style-name="gr13" draw:text-style-name="P5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text:id="id70"><text:span text:style-name="T11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text:id="id75"><text:span text:style-name="T11">12345 % 10^1 / 10^0 = 5</text:span></text:p>
          </draw:text-box>
        </draw:frame>
        <draw:frame draw:style-name="gr11" draw:layer="layout" svg:width="7.474cm" svg:height="0.962cm" svg:x="18.001cm" svg:y="4.6cm">
          <draw:text-box>
            <text:p text:id="id74"><text:span text:style-name="T11">12345 % 10^2 / 10^1 = 4</text:span></text:p>
          </draw:text-box>
        </draw:frame>
        <draw:frame draw:style-name="gr11" draw:layer="layout" svg:width="7.474cm" svg:height="0.962cm" svg:x="18.001cm" svg:y="5.9cm">
          <draw:text-box>
            <text:p text:id="id76"><text:span text:style-name="T11">12345 % 10^3 / 10^2 = 3</text:span></text:p>
          </draw:text-box>
        </draw:frame>
        <draw:frame draw:style-name="gr11" draw:layer="layout" svg:width="7.474cm" svg:height="0.962cm" svg:x="18.001cm" svg:y="7.3cm">
          <draw:text-box>
            <text:p text:id="id77"><text:span text:style-name="T11">12345 % 10^4 / 10^3 = 2</text:span></text:p>
          </draw:text-box>
        </draw:frame>
        <draw:custom-shape draw:style-name="gr30" draw:text-style-name="P5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id="id78" draw:layer="layout" svg:width="8.5cm" svg:height="2.2cm" svg:x="7.7cm" svg:y="12.5cm">
          <text:p text:style-name="P5"><text:span text:style-name="T5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id="id80" draw:layer="layout" svg:width="7.701cm" svg:height="1.701cm" svg:x="8.199cm" svg:y="17.099cm">
          <text:p text:style-name="P5"><text:span text:style-name="T6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id="id81" draw:layer="layout" svg:width="22cm" svg:height="1.361cm" svg:x="3cm" svg:y="15.5cm">
          <draw:text-box>
            <text:p text:style-name="P10"><text:span text:style-name="T6">приоритет операции возведения в степень </text:span><text:span text:style-name="T13">**</text:span><text:span text:style-name="T6"> выше, чем у операций </text:span><text:span text:style-name="T13">%</text:span><text:span text:style-name="T6"> и </text:span><text:span text:style-name="T13">/</text:span><text:span text:style-name="T6">, выполнение происходит в таком порядке (сначала вычисляются скобки):</text:span></text:p>
          </draw:text-box>
        </draw:frame>
        <draw:custom-shape draw:style-name="gr24" draw:text-style-name="P5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7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25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9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81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5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4">strings = ["ramp", "lamp", "camp"]</text:span></text:p>
          </draw:text-box>
        </draw:frame>
        <draw:frame draw:style-name="gr11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draw:id="id84">
          <draw:custom-shape draw:style-name="gr36" draw:text-style-name="P12" draw:layer="layout" svg:width="7.4cm" svg:height="1cm" svg:x="4cm" svg:y="15.6cm">
            <text:p text:style-name="P5"><text:span text:style-name="T15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draw:id="id85" draw:layer="layout" svg:width="3.343cm" svg:height="0.962cm" svg:x="15.001cm" svg:y="10.4cm">
          <draw:text-box>
            <text:p>Решение:</text:p>
          </draw:text-box>
        </draw:frame>
        <draw:g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draw:id="id87" draw:layer="layout" svg:width="2.305cm" svg:height="0.962cm" svg:x="20.4cm" svg:y="11.6cm">
          <draw:text-box>
            <text:p>– НЕТ</text:p>
          </draw:text-box>
        </draw:frame>
        <draw:frame draw:style-name="gr37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6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6">[ </text:span><text:span text:style-name="T17">"apples"</text:span><text:span text:style-name="T16">, </text:span><text:span text:style-name="T18">"apple pie"</text:span><text:span text:style-name="T16">, </text:span><text:span text:style-name="T19">"ramp"</text:span><text:span text:style-name="T16">, </text:span><text:span text:style-name="T20">"lamp"</text:span><text:span text:style-name="T16">, </text:span><text:span text:style-name="T21">"camping"</text:span><text:span text:style-name="T16">, </text:span><text:span text:style-name="T22">"apple"</text:span><text:span text:style-name="T16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6">[ </text:span><text:span text:style-name="T22">"apple"</text:span><text:span text:style-name="T16">, </text:span><text:span text:style-name="T18">"apple pie"</text:span><text:span text:style-name="T16">, </text:span><text:span text:style-name="T17">"apples"</text:span><text:span text:style-name="T16">, </text:span><text:span text:style-name="T21">"camping"</text:span><text:span text:style-name="T16">, </text:span><text:span text:style-name="T20">"lamp"</text:span><text:span text:style-name="T16">, </text:span><text:span text:style-name="T19">"ramp"</text:span><text:span text:style-name="T16"> ]</text:span></text:p>
          </draw:text-box>
        </draw:frame>
        <draw:frame draw:style-name="gr11" draw:layer="layout" svg:width="7.11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8">"apple pie" </text:span><text:span text:style-name="T23">&lt;</text:span><text:span text:style-name="T16"> </text:span><text:span text:style-name="T17">"apples" </text:span>так как пробел сортируется <text:span text:style-name="T24">перед</text:span> буквенными символами</text:p>
          </draw:text-box>
        </draw:frame>
        <draw:frame draw:style-name="gr11" draw:text-style-name="P13" draw:id="id93" draw:layer="layout" svg:width="6.098cm" svg:height="0.878cm" svg:x="1.6cm" svg:y="10.5cm">
          <draw:text-box>
            <text:p><text:span text:style-name="T25">[ 12, 11, 0, 92, 3, 133 ]</text:span></text:p>
          </draw:text-box>
        </draw:frame>
        <draw:frame draw:style-name="gr11" draw:id="id92" draw:layer="layout" svg:width="23.628cm" svg:height="0.962cm" svg:x="1.9cm" svg:y="9.4cm">
          <draw:text-box>
            <text:list text:style-name="L6">
              <text:list-item>
                <text:p>Какой <text:span text:style-name="T26">порядок обхода </text:span><text:span text:style-name="T27">разрядов</text:span> и <text:span text:style-name="T26">выравнивание</text:span> д.б. при сортировке строк?</text:p>
              </text:list-item>
            </text:list>
          </draw:text-box>
        </draw:frame>
        <draw:frame draw:style-name="gr7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draw:id="id96" draw:layer="layout" svg:width="1cm" svg:height="4.517cm" svg:x="3.7cm" svg:y="12.501cm">
          <draw:text-box>
            <text:p><text:span text:style-name="T28">0</text:span></text:p>
            <text:p><text:span text:style-name="T28">0</text:span></text:p>
            <text:p>1</text:p>
            <text:p>1</text:p>
            <text:p>9</text:p>
            <text:p>3</text:p>
          </draw:text-box>
        </draw:frame>
        <draw:frame draw:style-name="gr7" draw:id="id97" draw:layer="layout" svg:width="1cm" svg:height="4.517cm" svg:x="2.9cm" svg:y="12.502cm">
          <draw:text-box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1</text:p>
          </draw:text-box>
        </draw:frame>
        <draw:g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draw:id="id98" draw:layer="layout" svg:width="10.133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draw:id="id99" draw:layer="layout" svg:width="13.283cm" svg:height="0.962cm" svg:x="9.8cm" svg:y="10.5cm">
          <draw:text-box>
            <text:p><text:span text:style-name="T23">[ </text:span><text:span text:style-name="T22">apple </text:span><text:span text:style-name="T18">apple pie </text:span><text:span text:style-name="T17">apples </text:span><text:span text:style-name="T21">camping </text:span><text:span text:style-name="T20">lamp </text:span><text:span text:style-name="T19">ramp</text:span><text:span text:style-name="T23"> ]</text:span></text:p>
          </draw:text-box>
        </draw:frame>
        <draw:g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id="id101" draw:layer="layout" svg:width="1cm" svg:height="4.517cm" svg:x="14.4cm" svg:y="12.502cm">
          <draw:text-box>
            <text:p text:style-name="P5"><text:span text:style-name="T9">e</text:span></text:p>
            <text:p text:style-name="P5"><text:span text:style-name="T9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draw:id="id102" draw:layer="layout" svg:width="1cm" svg:height="4.517cm" svg:x="13.8cm" svg:y="12.503cm">
          <draw:text-box>
            <text:p text:style-name="P5"><text:span text:style-name="T9">l</text:span></text:p>
            <text:p text:style-name="P5"><text:span text:style-name="T9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draw:id="id103" draw:layer="layout" svg:width="1cm" svg:height="4.517cm" svg:x="13.2cm" svg:y="12.503cm">
          <draw:text-box>
            <text:p text:style-name="P5"><text:span text:style-name="T9">p</text:span></text:p>
            <text:p text:style-name="P5"><text:span text:style-name="T9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draw:id="id104" draw:layer="layout" svg:width="1cm" svg:height="4.517cm" svg:x="12.7cm" svg:y="12.504cm">
          <draw:text-box>
            <text:p text:style-name="P5"><text:span text:style-name="T9">p</text:span></text:p>
            <text:p text:style-name="P5"><text:span text:style-name="T9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draw:id="id105" draw:layer="layout" svg:width="1cm" svg:height="4.517cm" svg:x="12.1cm" svg:y="12.503cm">
          <draw:text-box>
            <text:p text:style-name="P5"><text:span text:style-name="T9">a</text:span></text:p>
            <text:p text:style-name="P5"><text:span text:style-name="T9">e</text:span></text:p>
            <text:p text:style-name="P5">p</text:p>
            <text:p text:style-name="P5">m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06" draw:layer="layout" svg:width="1cm" svg:height="4.517cm" svg:x="11.4cm" svg:y="12.504cm">
          <draw:text-box>
            <text:p text:style-name="P5"><text:span text:style-name="T28">''</text:span></text:p>
            <text:p text:style-name="P5"><text:span text:style-name="T9">l</text:span></text:p>
            <text:p text:style-name="P5">a</text:p>
            <text:p text:style-name="P5">a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07" draw:layer="layout" svg:width="1cm" svg:height="4.517cm" svg:x="10.8cm" svg:y="12.505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c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08" draw:layer="layout" svg:width="1cm" svg:height="4.517cm" svg:x="10.1cm" svg:y="12.506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09" draw:layer="layout" svg:width="1cm" svg:height="4.517cm" svg:x="9.5cm" svg:y="12.507cm">
          <draw:text-box>
            <text:p text:style-name="P5"><text:span text:style-name="T28">''</text:span></text:p>
            <text:p text:style-name="P5"><text:span text:style-name="T9">a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g draw:id="id110">
          <draw:custom-shape draw:style-name="gr41" draw:text-style-name="P5" draw:layer="layout" svg:width="-0.401cm" svg:height="-0.401cm" svg:x="17.599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3.1415926535892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id="id112" draw:layer="layout" svg:width="1cm" svg:height="4.517cm" svg:x="16.9cm" svg:y="12.503cm">
          <draw:text-box>
            <text:p text:style-name="P5"><text:span text:style-name="T9">a</text:span></text:p>
            <text:p text:style-name="P5"><text:span text:style-name="T9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draw:id="id113" draw:layer="layout" svg:width="1cm" svg:height="4.517cm" svg:x="17.5cm" svg:y="12.504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draw:id="id114" draw:layer="layout" svg:width="1cm" svg:height="4.517cm" svg:x="18.2cm" svg:y="12.505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draw:id="id115" draw:layer="layout" svg:width="1cm" svg:height="4.517cm" svg:x="18.9cm" svg:y="12.506cm">
          <draw:text-box>
            <text:p text:style-name="P5"><text:span text:style-name="T9">l</text:span></text:p>
            <text:p text:style-name="P5"><text:span text:style-name="T9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draw:id="id116" draw:layer="layout" svg:width="1cm" svg:height="4.517cm" svg:x="19.4cm" svg:y="12.507cm">
          <draw:text-box>
            <text:p text:style-name="P5"><text:span text:style-name="T9">e</text:span></text:p>
            <text:p text:style-name="P5"><text:span text:style-name="T9">e</text:span></text:p>
            <text:p text:style-name="P5">e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17" draw:layer="layout" svg:width="1cm" svg:height="4.517cm" svg:x="20.1cm" svg:y="12.508cm">
          <draw:text-box>
            <text:p text:style-name="P5"><text:span text:style-name="T28">''</text:span></text:p>
            <text:p text:style-name="P5"><text:span text:style-name="T9"/></text:p>
            <text:p text:style-name="P5"><text:span text:style-name="T9">s</text:span></text:p>
            <text:p text:style-name="P5"><text:span text:style-name="T9">n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18" draw:layer="layout" svg:width="1cm" svg:height="4.517cm" svg:x="20.9cm" svg:y="12.509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9">g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19" draw:layer="layout" svg:width="1cm" svg:height="4.517cm" svg:x="21.7cm" svg:y="12.51cm">
          <draw:text-box>
            <text:p text:style-name="P5"><text:span text:style-name="T28">''</text:span>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draw:id="id120" draw:layer="layout" svg:width="1cm" svg:height="4.517cm" svg:x="22.4cm" svg:y="12.511cm">
          <draw:text-box>
            <text:p text:style-name="P5"><text:span text:style-name="T28">''</text:span></text:p>
            <text:p text:style-name="P5"><text:span text:style-name="T9">e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11" draw:id="id111" draw:layer="layout" svg:width="9.811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draw:id="id121" draw:layer="layout" svg:width="11.932cm" svg:height="0.878cm" svg:x="7.3cm" svg:y="18.7cm">
          <draw:text-box>
            <text:p><text:span text:style-name="T25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-0.401cm" svg:height="-0.401cm" svg:x="20.599cm" svg:y="9.5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3.1415926535892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s</text:span></text:p>
              <text:p text:style-name="P5"><text:span text:style-name="T30">g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9">l</text:span></text:p>
              <text:p text:style-name="P5"><text:span text:style-name="T29">i</text:span></text:p>
              <text:p text:style-name="P5"><text:span text:style-name="T30">e</text:span></text:p>
              <text:p text:style-name="P5"><text:span text:style-name="T30">n</text:span></text:p>
              <text:p text:style-name="P5"><text:span text:style-name="T30">m</text:span></text:p>
              <text:p text:style-name="P5"><text:span text:style-name="T30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l</text:span></text:p>
              <text:p text:style-name="P5"><text:span text:style-name="T30">i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9">p</text:span></text:p>
              <text:p text:style-name="P5"><text:span text:style-name="T29"/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l</text:span></text:p>
              <text:p text:style-name="P5"><text:span text:style-name="T30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9">a</text:span></text:p>
              <text:p text:style-name="P5"><text:span text:style-name="T29">e</text:span></text:p>
              <text:p text:style-name="P5"><text:span text:style-name="T30">p</text:span></text:p>
              <text:p text:style-name="P5"><text:span text:style-name="T30">m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1">''</text:span></text:p>
              <text:p text:style-name="P5"><text:span text:style-name="T29">l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0">c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1">''</text:span></text:p>
              <text:p text:style-name="P5"><text:span text:style-name="T29">a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43" draw:text-style-name="P14" draw:layer="layout" svg:width="0.969cm" svg:height="4.013cm" svg:x="19.7cm" svg:y="4.846cm">
          <draw:text-box>
            <text:p text:style-name="P5"><text:span text:style-name="T29">a</text:span></text:p>
            <text:p text:style-name="P5"><text:span text:style-name="T29">a</text:span></text:p>
            <text:p text:style-name="P5"><text:span text:style-name="T30">a</text:span></text:p>
            <text:p text:style-name="P5"><text:span text:style-name="T30">c</text:span></text:p>
            <text:p text:style-name="P5"><text:span text:style-name="T30">l</text:span></text:p>
            <text:p text:style-name="P5"><text:span text:style-name="T30">r</text:span></text:p>
          </draw:text-box>
        </draw:frame>
        <draw:frame draw:style-name="gr43" draw:text-style-name="P14" draw:layer="layout" svg:width="0.969cm" svg:height="4.013cm" svg:x="20.96cm" svg:y="4.848cm">
          <draw:text-box>
            <text:p text:style-name="P5"><text:span text:style-name="T29">p</text:span></text:p>
            <text:p text:style-name="P5"><text:span text:style-name="T29">p</text:span></text:p>
            <text:p text:style-name="P5"><text:span text:style-name="T30">p</text:span></text:p>
            <text:p text:style-name="P5"><text:span text:style-name="T30">m</text:span></text:p>
            <text:p text:style-name="P5"><text:span text:style-name="T30">m</text:span></text:p>
            <text:p text:style-name="P5"><text:span text:style-name="T30">m</text:span></text:p>
          </draw:text-box>
        </draw:frame>
        <draw:g>
          <draw:custom-shape draw:style-name="gr41" draw:text-style-name="P14" draw:layer="layout" svg:width="-0.388cm" svg:height="-0.388cm" svg:x="20.377cm" svg:y="4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5.041cm" svg:height="0.581cm" draw:transform="rotate (3.1415926535892) translate (25.612cm 4.74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3" draw:text-style-name="P14" draw:layer="layout" svg:width="0.969cm" svg:height="4.013cm" svg:x="20.282cm" svg:y="4.847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p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9">l</text:span></text:p>
              <text:p text:style-name="P5"><text:span text:style-name="T29">l</text:span></text:p>
              <text:p text:style-name="P5"><text:span text:style-name="T30">l</text:span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e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1">''</text:span></text:p>
              <text:p text:style-name="P5"><text:span text:style-name="T29"/></text:p>
              <text:p text:style-name="P5"><text:span text:style-name="T29">s</text:span></text:p>
              <text:p text:style-name="P5"><text:span text:style-name="T29">n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29">g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1">''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1">''</text:span></text:p>
              <text:p text:style-name="P5"><text:span text:style-name="T29">e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11" draw:layer="layout" svg:width="6.822cm" svg:height="0.962cm" svg:x="3.4cm" svg:y="3.7cm">
          <draw:text-box>
            <text:p>(считая позиции от 1)</text:p>
          </draw:text-box>
        </draw:frame>
        <draw:frame draw:style-name="gr11" draw:layer="layout" svg:width="16.808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9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9">a</text:span></text:p>
                <text:p text:style-name="P5"><text:span text:style-name="T29">a</text:span></text:p>
                <text:p text:style-name="P5"><text:span text:style-name="T30">a</text:span></text:p>
                <text:p text:style-name="P5"><text:span text:style-name="T30">c</text:span></text:p>
                <text:p text:style-name="P5"><text:span text:style-name="T30">l</text:span></text:p>
                <text:p text:style-name="P5"><text:span text:style-name="T30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9">l</text:span></text:p>
                <text:p text:style-name="P5"><text:span text:style-name="T29">l</text:span></text:p>
                <text:p text:style-name="P5"><text:span text:style-name="T30">l</text:span></text:p>
                <text:p text:style-name="P5"><text:span text:style-name="T30">p</text:span></text:p>
                <text:p text:style-name="P5"><text:span text:style-name="T30">p</text:span></text:p>
                <text:p text:style-name="P5"><text:span text:style-name="T30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a</text:span></text:p>
                <text:p text:style-name="P5"><text:span text:style-name="T30">a</text:span></text:p>
                <text:p text:style-name="P5"><text:span text:style-name="T30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m</text:span></text:p>
                <text:p text:style-name="P5"><text:span text:style-name="T30">m</text:span></text:p>
                <text:p text:style-name="P5"><text:span text:style-name="T30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9">e</text:span></text:p>
                <text:p text:style-name="P5"><text:span text:style-name="T29">e</text:span></text:p>
                <text:p text:style-name="P5"><text:span text:style-name="T30">e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1">''</text:span></text:p>
                <text:p text:style-name="P5"><text:span text:style-name="T29"/></text:p>
                <text:p text:style-name="P5"><text:span text:style-name="T29">s</text:span></text:p>
                <text:p text:style-name="P5"><text:span text:style-name="T29">n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1">''</text:span></text:p>
                <text:p text:style-name="P5"><text:span text:style-name="T29">p</text:span></text:p>
                <text:p text:style-name="P5"><text:span text:style-name="T31">''</text:span></text:p>
                <text:p text:style-name="P5"><text:span text:style-name="T29">g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1">''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1">''</text:span></text:p>
                <text:p text:style-name="P5"><text:span text:style-name="T29">e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><text:span text:style-name="T25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5.527cm" svg:x="1.8cm" svg:y="10.2cm">
          <draw:text-box>
            <text:list text:style-name="L2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93cm" svg:height="0.962cm" svg:x="2.5cm" svg:y="12.3cm">
          <draw:text-box>
            <text:list text:style-name="L7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draw:id="id122" draw:layer="layout" svg:width="8.503cm" svg:height="0.962cm" svg:x="3.6cm" svg:y="13.9cm">
          <draw:text-box>
            <text:p><text:span text:style-name="T9">Как в локали C, потому что</text:span></text:p>
          </draw:text-box>
        </draw:frame>
        <draw:frame draw:style-name="gr7" draw:text-style-name="P15" draw:id="id123" draw:layer="layout" svg:width="2.5cm" svg:height="1.673cm" svg:x="12.9cm" svg:y="13.6cm">
          <draw:text-box>
            <text:p><text:span text:style-name="T9">'A'.ord</text:span></text:p>
            <text:p><text:span text:style-name="T9">'a'.ord</text:span></text:p>
          </draw:text-box>
        </draw:frame>
        <draw:frame draw:style-name="gr11" draw:id="id124" draw:layer="layout" svg:width="2.479cm" svg:height="1.673cm" svg:x="15.6cm" svg:y="13.5cm">
          <draw:text-box>
            <text:p><text:span text:style-name="T8">#=&gt; 65</text:span></text:p>
            <text:p><text:span text:style-name="T8">#=&gt; 97</text:span></text:p>
          </draw:text-box>
        </draw:frame>
        <draw:frame draw:style-name="gr48" draw:layer="layout" svg:width="23cm" svg:height="1.673cm" svg:x="1.8cm" svg:y="5.1cm">
          <draw:text-box>
            <text:list text:style-name="L2">
              <text:list-item>
                <text:p>Изучите еще одну реализацию radix_sort_for_strings_2, в которой используется метод Integer#downto, чтобы сделать обход справа налево.</text:p>
              </text:list-item>
            </text:list>
          </draw:text-box>
        </draw:frame>
        <draw:frame draw:style-name="gr49" draw:layer="layout" svg:width="23cm" svg:height="0.962cm" svg:x="1.8cm" svg:y="2.201cm">
          <draw:text-box>
            <text:list text:style-name="L2">
              <text:list-item>
                <text:p>Изучите реализацию в скрипте lesson.21/radix_sort/radix_sort_for_strings</text:p>
              </text:list-item>
            </text:list>
          </draw:text-box>
        </draw:frame>
        <draw:frame draw:style-name="gr11" draw:layer="layout" svg:width="21.161cm" svg:height="0.962cm" svg:x="3.4cm" svg:y="3.3cm">
          <draw:text-box>
            <text:p>см. radix_sort_for_strings_clean – то же самое, но все лишнее удалено</text:p>
          </draw:text-box>
        </draw:frame>
        <draw:frame draw:style-name="gr11" draw:layer="layout" svg:width="14.908cm" svg:height="0.962cm" svg:x="3.5cm" svg:y="7.5cm">
          <draw:text-box>
            <text:p>Также изменена реализация метода char_at_p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51" draw:text-style-name="P16" draw:layer="layout" svg:width="14.479cm" svg:height="0.962cm" svg:x="1.9cm" svg:y="1.9cm">
          <draw:text-box>
            <text:list text:style-name="L8">
              <text:list-item>
                <text:p><text:span text:style-name="T32">Реализует стратегию «разделяй и властвуй».</text:span></text:p>
              </text:list-item>
            </text:list>
          </draw:text-box>
        </draw:frame>
        <draw:frame draw:style-name="gr52" draw:text-style-name="P16" draw:layer="layout" svg:width="7.439cm" svg:height="0.962cm" svg:x="2.7cm" svg:y="3.1cm">
          <draw:text-box>
            <text:list text:style-name="L8">
              <text:list-item>
                <text:p><text:span text:style-name="T32">Использует рекурсию</text:span></text:p>
              </text:list-item>
            </text:list>
          </draw:text-box>
        </draw:frame>
        <draw:frame draw:style-name="gr53" draw:text-style-name="P16" draw:layer="layout" svg:width="15.732cm" svg:height="0.962cm" svg:x="1.901cm" svg:y="5.1cm">
          <draw:text-box>
            <text:list text:style-name="L8">
              <text:list-item>
                <text:p><text:span text:style-name="T32">Шаг 1. Разделить массив на минимальные части.</text:span></text:p>
              </text:list-item>
            </text:list>
          </draw:text-box>
        </draw:frame>
        <draw:frame draw:style-name="gr54" draw:text-style-name="P16" draw:layer="layout" svg:width="23.199cm" svg:height="1.673cm" svg:x="1.901cm" svg:y="6.9cm">
          <draw:text-box>
            <text:list text:style-name="L8">
              <text:list-item>
                <text:p><text:span text:style-name="T32">Шаг 2. Сливать соседние фрагменты, выстраивая элементы в отсортированном порядке.</text:span></text:p>
              </text:list-item>
            </text:list>
          </draw:text-box>
        </draw:frame>
        <draw:frame draw:style-name="gr11" draw:layer="layout" svg:width="9.641cm" svg:height="0.962cm" svg:x="2.159cm" svg:y="11.7cm">
          <draw:text-box>
            <text:list text:style-name="L8">
              <text:list-item>
                <text:p>танцевальная демонстрация</text:p>
              </text:list-item>
            </text:list>
          </draw:text-box>
        </draw:frame>
        <draw:frame draw:style-name="gr11" draw:layer="layout" svg:width="14.696cm" svg:height="0.962cm" svg:x="4.112cm" svg:y="13.038cm">
          <draw:text-box>
            <text:p><text:span text:style-name="T33">https://www.youtube.com/watch?v=XaqR3G_NVoo</text:span></text:p>
          </draw:text-box>
        </draw:frame>
        <draw:frame draw:style-name="gr11" draw:layer="layout" svg:width="4.616cm" svg:height="0.962cm" svg:x="2.26cm" svg:y="14.5cm">
          <draw:text-box>
            <text:list text:style-name="L8">
              <text:list-item>
                <text:p>объяснение</text:p>
              </text:list-item>
            </text:list>
          </draw:text-box>
        </draw:frame>
        <draw:frame draw:style-name="gr11" draw:layer="layout" svg:width="14.282cm" svg:height="0.962cm" svg:x="4.1cm" svg:y="16.1cm">
          <draw:text-box>
            <text:p><text:span text:style-name="T33">https://www.youtube.com/watch?v=TzeBrDU-J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1</text:p>
          </draw:text-box>
        </draw:frame>
        <draw:frame draw:style-name="gr55" draw:layer="layout" svg:width="8.278cm" svg:height="0.962cm" svg:x="2.7cm" svg:y="3.1cm">
          <draw:text-box>
            <text:list text:style-name="L8">
              <text:list-item>
                <text:p>реализуется рекурсивно</text:p>
              </text:list-item>
            </text:list>
          </draw:text-box>
        </draw:frame>
        <draw:g>
          <draw:custom-shape draw:style-name="gr6" draw:text-style-name="P5" draw:layer="layout" svg:width="1.2cm" svg:height="0.8cm" svg:x="7.6cm" svg:y="4.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4.8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4.8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4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4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4.8cm">
            <text:p text:style-name="P5">-3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16.092cm" svg:height="0.962cm" svg:x="1.872cm" svg:y="2cm">
          <draw:text-box>
            <text:list text:style-name="L8">
              <text:list-item>
                <text:p>Шаг 1. Разделить массив на <text:span text:style-name="T24">минимальные</text:span> части.</text:p>
              </text:list-item>
            </text:list>
          </draw:text-box>
        </draw:frame>
        <draw:g draw:id="id129">
          <draw:custom-shape draw:style-name="gr6" draw:text-style-name="P5" draw:layer="layout" svg:width="1.2cm" svg:height="0.8cm" svg:x="6.7cm" svg:y="7.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7.3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7.3cm">
            <text:p text:style-name="P5">13</text:p>
            <draw:enhanced-geometry svg:viewBox="0 0 21600 21600" draw:type="rectangle" draw:enhanced-path="M 0 0 L 21600 0 21600 21600 0 21600 0 0 Z N"/>
          </draw:custom-shape>
        </draw:g>
        <draw:g draw:id="id130">
          <draw:custom-shape draw:style-name="gr6" draw:text-style-name="P5" draw:layer="layout" svg:width="1.2cm" svg:height="0.8cm" svg:x="13.6cm" svg:y="7.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7.3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7.3cm">
            <text:p text:style-name="P5">-3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5" draw:id="id125" draw:layer="layout" svg:width="4.6cm" svg:height="2cm" svg:x="20.9cm" svg:y="4.9cm">
          <text:p text:style-name="P5"><text:span text:style-name="T26">примерно</text:span></text:p>
          <text:p>по середние</text:p>
          <draw:enhanced-geometry svg:viewBox="0 0 21600 21600" draw:mirror-vertical="false" draw:mirror-horizontal="true" draw:text-areas="800 800 20800 20800" draw:type="round-rectangular-callout" draw:modifiers="2732.27559226255 28497.7511244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draw:id="id126" draw:layer="layout" svg:width="0.152cm" svg:height="1.524cm" svg:x="12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id="id137">
          <draw:custom-shape draw:style-name="gr6" draw:text-style-name="P5" draw:layer="layout" svg:width="1.2cm" svg:height="0.8cm" svg:x="5cm" svg:y="9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9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9.7cm">
            <text:p text:style-name="P5">13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draw:id="id131" draw:layer="layout" svg:width="0.152cm" svg:height="1.524cm" svg:x="9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id="id132" draw:layer="layout" svg:width="0.152cm" svg:height="1.524cm" svg:x="16.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id="id138">
          <draw:custom-shape draw:style-name="gr6" draw:text-style-name="P5" draw:layer="layout" svg:width="1.2cm" svg:height="0.8cm" svg:x="13.6cm" svg:y="9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9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9.8cm">
            <text:p text:style-name="P5">-3</text:p>
            <draw:enhanced-geometry svg:viewBox="0 0 21600 21600" draw:type="rectangle" draw:enhanced-path="M 0 0 L 21600 0 21600 21600 0 21600 0 0 Z N"/>
          </draw:custom-shape>
        </draw:g>
        <draw:g draw:id="id143">
          <draw:custom-shape draw:style-name="gr6" draw:text-style-name="P5" draw:layer="layout" svg:width="1.2cm" svg:height="0.8cm" svg:x="4cm" svg:y="12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2.1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draw:id="id139" draw:layer="layout" svg:width="0.152cm" svg:height="1.524cm" svg:x="6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id="id140" draw:layer="layout" svg:width="0.152cm" svg:height="1.524cm" svg:x="14.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id="id146">
          <draw:custom-shape draw:style-name="gr6" draw:text-style-name="P5" draw:layer="layout" svg:width="1.2cm" svg:height="0.8cm" svg:x="13.1cm" svg:y="12.1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2.1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draw:id="id128" draw:layer="layout" svg:width="0.6cm" svg:height="1cm" draw:transform="rotate (0.7853981633973) translate (14.8cm 6.2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36" draw:layer="layout" svg:width="0.6cm" svg:height="1cm" draw:transform="rotate (0.7853981633973) translate (17.501cm 8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45" draw:layer="layout" svg:width="0.6cm" svg:height="1cm" draw:transform="rotate (0.7853981633973) translate (15.302cm 11.1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42" draw:layer="layout" svg:width="0.6cm" svg:height="1cm" draw:transform="rotate (0.7853981633973) translate (7.003cm 11.1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34" draw:layer="layout" svg:width="0.6cm" svg:height="1cm" svg:x="10.472cm" svg:y="8.4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41" draw:layer="layout" svg:width="0.6cm" svg:height="1cm" draw:transform="rotate (-0.610865238199087) translate (5.3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44" draw:layer="layout" svg:width="0.6cm" svg:height="1cm" draw:transform="rotate (-0.610865238199087) translate (14.1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35" draw:layer="layout" svg:width="0.6cm" svg:height="1cm" draw:transform="rotate (-0.610865238199087) translate (14.709cm 8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27" draw:layer="layout" svg:width="0.6cm" svg:height="1cm" draw:transform="rotate (-0.610865238199087) translate (9.574cm 5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33" draw:layer="layout" svg:width="0.6cm" svg:height="1cm" draw:transform="rotate (-0.610865238199087) translate (7.575cm 8.3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21.257cm" svg:height="0.962cm" svg:x="1.912cm" svg:y="14.338cm">
          <draw:text-box>
            <text:list text:style-name="L8">
              <text:list-item>
                <text:p text:id="id147">Base case — пустой массив или массив с единственным элементом</text:p>
              </text:list-item>
            </text:list>
          </draw:text-box>
        </draw:frame>
        <draw:frame draw:style-name="gr59" draw:layer="layout" svg:width="13.307cm" svg:height="0.962cm" svg:x="3.769cm" svg:y="15.6cm">
          <draw:text-box>
            <text:list text:style-name="L7">
              <text:list-item>
                <text:p text:id="id148">такой массив является отсортированным</text:p>
              </text:list-item>
            </text:list>
          </draw:text-box>
        </draw:frame>
        <draw:custom-shape draw:style-name="gr60" draw:text-style-name="P5" draw:id="id149" draw:layer="layout" svg:width="0.2cm" svg:height="1.2cm" svg:x="3.6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1" draw:layer="layout" svg:width="0.2cm" svg:height="1.2cm" svg:x="7.1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3" draw:layer="layout" svg:width="0.2cm" svg:height="1.2cm" svg:x="9.7cm" svg:y="9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5" draw:layer="layout" svg:width="0.2cm" svg:height="1.2cm" svg:x="12.7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7" draw:layer="layout" svg:width="0.2cm" svg:height="1.2cm" svg:x="15.3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9" draw:layer="layout" svg:width="0.2cm" svg:height="1.2cm" svg:x="17.7cm" svg:y="9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60" draw:layer="layout" svg:width="0.2cm" svg:height="1.2cm" svg:x="19.5cm" svg:y="9.6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8" draw:layer="layout" svg:width="0.2cm" svg:height="1.2cm" svg:x="17.1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6" draw:layer="layout" svg:width="0.2cm" svg:height="1.2cm" svg:x="14.5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2" draw:layer="layout" svg:width="0.2cm" svg:height="1.2cm" svg:x="8.9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0" draw:layer="layout" svg:width="0.2cm" svg:height="1.2cm" svg:x="5.4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draw:id="id154" draw:layer="layout" svg:width="0.2cm" svg:height="1.2cm" svg:x="11.6cm" svg:y="9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2</text:p>
          </draw:text-box>
        </draw:frame>
        <draw:frame draw:style-name="gr61" draw:layer="layout" svg:width="11.165cm" svg:height="0.962cm" svg:x="3cm" svg:y="3.838cm">
          <draw:text-box>
            <text:list text:style-name="L8">
              <text:list-item>
                <text:p>делается на возврате из рекурсии</text:p>
              </text:list-item>
            </text:list>
          </draw:text-box>
        </draw:frame>
        <draw:g draw:id="id175">
          <draw:custom-shape draw:style-name="gr6" draw:text-style-name="P5" draw:layer="layout" svg:width="1.2cm" svg:height="0.8cm" svg:x="7.6cm" svg:y="5.7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5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5.7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5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5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5.7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62" draw:text-style-name="P16" draw:layer="layout" svg:width="24.528cm" svg:height="1.673cm" svg:x="1.872cm" svg:y="2cm">
          <draw:text-box>
            <text:list text:style-name="L8">
              <text:list-item>
                <text:p><text:span text:style-name="T32">Шаг 2. Объединить фрагменты, выстраивая элементы в отсортированном порядке.</text:span></text:p>
              </text:list-item>
            </text:list>
          </draw:text-box>
        </draw:frame>
        <draw:g draw:id="id166">
          <draw:custom-shape draw:style-name="gr6" draw:text-style-name="P5" draw:layer="layout" svg:width="1.2cm" svg:height="0.8cm" svg:x="6.7cm" svg:y="8.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8.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8.2cm">
            <text:p text:style-name="P5">31</text:p>
            <draw:enhanced-geometry svg:viewBox="0 0 21600 21600" draw:type="rectangle" draw:enhanced-path="M 0 0 L 21600 0 21600 21600 0 21600 0 0 Z N"/>
          </draw:custom-shape>
        </draw:g>
        <draw:g draw:id="id172">
          <draw:custom-shape draw:style-name="gr6" draw:text-style-name="P5" draw:layer="layout" svg:width="1.2cm" svg:height="0.8cm" svg:x="13.6cm" svg:y="8.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8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8.2cm">
            <text:p text:style-name="P5">68</text:p>
            <draw:enhanced-geometry svg:viewBox="0 0 21600 21600" draw:type="rectangle" draw:enhanced-path="M 0 0 L 21600 0 21600 21600 0 21600 0 0 Z N"/>
          </draw:custom-shape>
        </draw:g>
        <draw:g draw:id="id163">
          <draw:custom-shape draw:style-name="gr6" draw:text-style-name="P5" draw:layer="layout" svg:width="1.2cm" svg:height="0.8cm" svg:x="5cm" svg:y="10.6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10.6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0.1cm" svg:y="10.6cm">
          <text:p text:style-name="P5">13</text:p>
          <draw:enhanced-geometry svg:viewBox="0 0 21600 21600" draw:type="rectangle" draw:enhanced-path="M 0 0 L 21600 0 21600 21600 0 21600 0 0 Z N"/>
        </draw:custom-shape>
        <draw:g draw:id="id169">
          <draw:custom-shape draw:style-name="gr6" draw:text-style-name="P5" draw:layer="layout" svg:width="1.2cm" svg:height="0.8cm" svg:x="13.6cm" svg:y="10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10.7cm">
            <text:p text:style-name="P5">68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8.1cm" svg:y="10.7cm">
          <text:p text:style-name="P5">-3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4cm" svg:y="1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3cm">
            <text:p text:style-name="P5">3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2cm" svg:height="0.8cm" svg:x="13.1cm" svg:y="1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3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draw:id="id174" draw:layer="layout" svg:width="0.6cm" svg:height="1cm" draw:transform="rotate (-2.35619449019309) translate (15.934cm 7.4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71" draw:layer="layout" svg:width="0.6cm" svg:height="1cm" draw:transform="rotate (-2.35619449019309) translate (18.617cm 10.0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68" draw:layer="layout" svg:width="0.6cm" svg:height="1cm" draw:transform="rotate (-2.35619449019309) translate (16.448cm 12.3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62" draw:layer="layout" svg:width="0.6cm" svg:height="1cm" draw:transform="rotate (-2.35619449019309) translate (8.135cm 12.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65" draw:layer="layout" svg:width="0.6cm" svg:height="1cm" draw:transform="rotate (-2.35619449019309) translate (10.429cm 9.967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61" draw:layer="layout" svg:width="0.6cm" svg:height="1cm" draw:transform="rotate (2.5307274153913) translate (5.207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67" draw:layer="layout" svg:width="0.6cm" svg:height="1cm" draw:transform="rotate (2.5307274153913) translate (14.035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70" draw:layer="layout" svg:width="0.6cm" svg:height="1cm" draw:transform="rotate (2.5307274153913) translate (15.203cm 10.4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73" draw:layer="layout" svg:width="0.6cm" svg:height="1cm" draw:transform="rotate (2.5307274153913) translate (9.476cm 7.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draw:id="id164" draw:layer="layout" svg:width="0.6cm" svg:height="1cm" draw:transform="rotate (2.5307274153913) translate (7.513cm 10.3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id="id176" draw:layer="layout" svg:width="24.034cm" svg:height="0.962cm" svg:x="1.9cm" svg:y="14.801cm">
          <draw:text-box>
            <text:list text:style-name="L8">
              <text:list-item>
                <text:p>Процедура слияния двух (already sorted!) массивов порождает новый массив.</text:p>
              </text:list-item>
            </text:list>
          </draw:text-box>
        </draw:frame>
        <draw:frame draw:style-name="gr64" draw:text-style-name="P13" draw:id="id177" draw:layer="layout" svg:width="22.799cm" svg:height="2.759cm" svg:x="3.001cm" svg:y="16.001cm">
          <draw:text-box>
            <text:list text:style-name="L9">
              <text:list-item>
                <text:p><text:span text:style-name="T25">реализация на-месте отсутствует</text:span></text:p>
              </text:list-item>
              <text:list-item>
                <text:p><text:span text:style-name="T25">реализация на-месте имитируется последующим замещением элементов исходного (под)массива элементами из отсортированного вспомогательного массива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Слияние</text:p>
          </draw:text-box>
        </draw:frame>
        <draw:custom-shape draw:style-name="gr6" draw:text-style-name="P17" draw:layer="layout" svg:width="1.2cm" svg:height="0.8cm" svg:x="19cm" svg:y="21.6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0.7cm" svg:y="21.6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2.4cm" svg:y="21.6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4.1cm" svg:y="21.6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5.8cm" svg:y="21.6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7.6cm" svg:y="21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10.7cm" svg:y="8.6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7.8cm" svg:y="8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8.6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8cm" svg:y="7.7cm">
          <draw:text-box>
            <text:p><text:span text:style-name="T6">array RIGHTS</text:span></text:p>
          </draw:text-box>
        </draw:frame>
        <draw:frame draw:style-name="gr7" draw:text-style-name="P7" draw:layer="layout" svg:width="5cm" svg:height="0.806cm" svg:x="3cm" svg:y="7.7cm">
          <draw:text-box>
            <text:p><text:span text:style-name="T6">array LEFTS</text:span></text:p>
          </draw:text-box>
        </draw:frame>
        <draw:custom-shape draw:style-name="gr65" draw:text-style-name="P17" draw:layer="layout" svg:width="1.2cm" svg:height="0.8cm" svg:x="2.6cm" svg:y="8.6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8.6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8.6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frame draw:style-name="gr66" draw:text-style-name="P16" draw:layer="layout" svg:width="13.997cm" svg:height="0.962cm" svg:x="2.001cm" svg:y="2cm">
          <draw:text-box>
            <text:list text:style-name="L8">
              <text:list-item>
                <text:p><text:span text:style-name="T32">Алгоритм (реализуется при помощи цикла):</text:span></text:p>
              </text:list-item>
            </text:list>
          </draw:text-box>
        </draw:frame>
        <draw:frame draw:style-name="gr67" draw:text-style-name="P13" draw:layer="layout" svg:width="22.799cm" svg:height="4.64cm" svg:x="2.902cm" svg:y="3.001cm">
          <draw:text-box>
            <text:list text:style-name="L10">
              <text:list-item>
                <text:p><text:span text:style-name="T25">в начале: «</text:span><text:span text:style-name="T34">текущие</text:span><text:span text:style-name="T25">» значения это первые элементы каждого массива</text:span></text:p>
              </text:list-item>
              <text:list-item>
                <text:p><text:span text:style-name="T25">сравнить текущие значения из обоих массивов, выбрать меньшее и положить его во временный массив для отсортированных значений</text:span></text:p>
              </text:list-item>
              <text:list-item>
                <text:p><text:span text:style-name="T25">в массиве, давшем меньшее значение, текущим становится следующее по порядку значение.</text:span></text:p>
              </text:list-item>
              <text:list-item>
                <text:p><text:span text:style-name="T25">когда один из массивов закончился, из другого массива перенести оставшиеся элементы в массив для отсортированных значений</text:span></text:p>
              </text:list-item>
            </text:list>
          </draw:text-box>
        </draw:frame>
        <draw:custom-shape draw:style-name="gr13" draw:text-style-name="P5" draw:layer="layout" svg:width="1.2cm" svg:height="0.8cm" svg:x="22.5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6.6cm" svg:y="8.6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8.1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9.6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1.1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4cm" svg:y="8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17.9cm" svg:y="7.7cm">
          <draw:text-box>
            <text:p><text:span text:style-name="T6">sorted (tmp) array</text:span></text:p>
          </draw:text-box>
        </draw:frame>
        <draw:frame draw:style-name="gr7" draw:text-style-name="P7" draw:layer="layout" svg:width="2.8cm" svg:height="0.806cm" svg:x="13cm" svg:y="7.7cm">
          <draw:text-box>
            <text:p><text:span text:style-name="T6">min value</text:span></text:p>
          </draw:text-box>
        </draw:frame>
        <draw:custom-shape draw:style-name="gr65" draw:text-style-name="P17" draw:layer="layout" svg:width="1.2cm" svg:height="0.8cm" svg:x="2.6cm" svg:y="9.8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9.8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9.8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9.8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9.2cm" svg:y="9.8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10.7cm" svg:y="9.8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6.6cm" svg:y="9.8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8.1cm" svg:y="9.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9.6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1.1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2.5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4cm" svg:y="9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13.6cm" svg:y="8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.6cm" svg:y="10.9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0.9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0.9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0.9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0.9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0.9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0.9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0.9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0.9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0.9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9.8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2.6cm" svg:y="12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4.1cm" svg:y="12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2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2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2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2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10.9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1.2cm" svg:height="0.8cm" svg:x="13.6cm" svg:y="12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2.6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4.1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5.6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7.1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8.5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0cm" svg:y="21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8" draw:text-style-name="P17" draw:layer="layout" svg:width="1.2cm" svg:height="0.8cm" svg:x="2.6cm" svg:y="13.1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4.1cm" svg:y="13.1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13.1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3.1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3.1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3.1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3.1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3.1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3.1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3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2.5cm" svg:y="13.1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3.1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13.1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2.6cm" svg:y="15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4.1cm" svg:y="15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5.6cm" svg:y="15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5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5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5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5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5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2.5cm" svg:y="15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4cm" svg:y="15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72" draw:text-style-name="P7" draw:layer="layout" svg:width="11.465cm" svg:height="0.806cm" svg:x="2.974cm" svg:y="14.053cm">
          <draw:text-box>
            <text:list text:style-name="L7">
              <text:list-item>
                <text:p><text:span text:style-name="T6">перенести оставшиеся элементы из RIGHTS</text:span></text:p>
              </text:list-item>
            </text:list>
          </draw:text-box>
        </draw:frame>
        <draw:frame draw:style-name="gr73" draw:text-style-name="P7" draw:layer="layout" svg:width="22.625cm" svg:height="1.361cm" svg:x="2.975cm" svg:y="15.953cm">
          <draw:text-box>
            <text:list text:style-name="L7">
              <text:list-item>
                <text:p><text:span text:style-name="T6">для сортировки на месте, скопировать отсортированный массив поверх двух фрагментов исходного массива</text:span></text:p>
              </text:list-item>
            </text:list>
          </draw:text-box>
        </draw:frame>
        <draw:custom-shape draw:style-name="gr6" draw:text-style-name="P17" draw:layer="layout" svg:width="1.2cm" svg:height="0.8cm" svg:x="10.7cm" svg:y="17.5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1.2cm" svg:height="0.8cm" svg:x="7.8cm" svg:y="17.5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17.5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1.2cm" svg:height="0.8cm" svg:x="2.6cm" svg:y="17.5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7.5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7.5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22.5cm" svg:y="17.5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6cm" svg:y="17.5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7.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7.5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7.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4cm" svg:y="17.5cm">
            <text:p text:style-name="P5">68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</text:p>
          </draw:text-box>
        </draw:frame>
        <draw:frame draw:style-name="gr76" draw:layer="layout" svg:width="23.8cm" svg:height="1.673cm" svg:x="2cm" svg:y="1.9cm">
          <draw:text-box>
            <text:list text:style-name="L8">
              <text:list-item>
                <text:p>Задание: реализуйте процедуру слияния двух отсортированных массивов в новый массив</text:p>
              </text:list-item>
            </text:list>
          </draw:text-box>
        </draw:frame>
        <draw:frame draw:style-name="gr11" draw:layer="layout" svg:width="16.318cm" svg:height="1.673cm" svg:x="3.8cm" svg:y="7cm">
          <draw:text-box>
            <text:p>начальный скрипт: lesson.36/merge_sort/merging_stub</text:p>
            <text:p>ответ: lesson.36/merge_sort/merging</text:p>
          </draw:text-box>
        </draw:frame>
        <draw:frame draw:style-name="gr77" draw:layer="layout" svg:width="23.8cm" svg:height="0.962cm" svg:x="2cm" svg:y="11.001cm">
          <draw:text-box>
            <text:list text:style-name="L8">
              <text:list-item>
                <text:p>Задание: реализуйте сортировку слиянием в новый массив</text:p>
              </text:list-item>
            </text:list>
          </draw:text-box>
        </draw:frame>
        <draw:frame draw:style-name="gr11" draw:layer="layout" svg:width="19.137cm" svg:height="1.673cm" svg:x="3.8cm" svg:y="12.401cm">
          <draw:text-box>
            <text:p>начальный скрипт: lesson.36/merge_sort_ivan/mergesort_stub.rb</text:p>
            <text:p>ответ: lesson.36/merge_sort/mergesort.rb</text:p>
          </draw:text-box>
        </draw:frame>
        <draw:frame draw:style-name="gr11" draw:layer="layout" svg:width="18.079cm" svg:height="1.673cm" svg:x="3.8cm" svg:y="4.001cm">
          <draw:text-box>
            <text:p>начальный скрипт: lesson.36/merge_sort_ivan/merge_stub.rb</text:p>
            <text:p>ответ: lesson.36/merge_sort_ivan/merge.rb</text:p>
          </draw:text-box>
        </draw:frame>
        <draw:frame draw:style-name="gr11" draw:layer="layout" svg:width="1.764cm" svg:height="0.962cm" svg:x="3.1cm" svg:y="5.9cm">
          <draw:text-box>
            <text:p>или:</text:p>
          </draw:text-box>
        </draw:frame>
        <draw:custom-shape draw:style-name="gr24" draw:text-style-name="P5" draw:layer="layout" svg:width="3.6cm" svg:height="1.4cm" svg:x="2.734cm" svg:y="8.9cm">
          <text:p text:style-name="P5">Array#[idx]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7.766cm" svg:height="1.4cm" svg:x="7.034cm" svg:y="8.9cm">
          <text:p text:style-name="P5">Array#concat и Array#+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966cm" svg:height="1.4cm" svg:x="16.034cm" svg:y="8.9cm">
          <text:p text:style-name="P5">Array#shift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966cm" svg:height="1.4cm" svg:x="21.034cm" svg:y="8.9cm">
          <text:p text:style-name="P5">цикл while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6cm" svg:height="1.4cm" svg:x="2.734cm" svg:y="15cm">
          <text:p text:style-name="P5">Array#[s,l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</text:p>
          </draw:text-box>
        </draw:frame>
        <draw:frame draw:style-name="gr78" draw:layer="layout" svg:width="23.8cm" svg:height="2.384cm" svg:x="2cm" svg:y="1.8cm">
          <draw:text-box>
            <text:list text:style-name="L8">
              <text:list-item>
                <text:p>Задание «побыть скриптом»: глядя на реализацию метода mergesort в скрипте merge_sort.rb, продемонстрируйте на карточках, как происходит сортировка. Если испытываете затруднения, изучите выход:</text:p>
              </text:list-item>
            </text:list>
          </draw:text-box>
        </draw:frame>
        <draw:frame draw:style-name="gr11" draw:layer="layout" svg:width="15.149cm" svg:height="1.673cm" svg:x="5cm" svg:y="4.8cm">
          <draw:text-box>
            <text:p><text:span text:style-name="T35">lesson.36/merge_sort_ivan/merge_sort_verbose.rb</text:span></text:p>
            <text:p><text:span text:style-name="T36">lesson.36/merge_sort_ivan/</text:span><text:span text:style-name="T35">merge_sort_verbose.out</text:span></text:p>
          </draw:text-box>
        </draw:frame>
        <draw:frame draw:style-name="gr79" draw:layer="layout" svg:width="23.8cm" svg:height="1.673cm" svg:x="2cm" svg:y="7.263cm">
          <draw:text-box>
            <text:list text:style-name="L8">
              <text:list-item>
                <text:p>Задание: добавить в ваш собственный скрипт возможность выводить подобную информацию.</text:p>
              </text:list-item>
            </text:list>
          </draw:text-box>
        </draw:frame>
        <draw:frame draw:style-name="gr11" draw:layer="layout" svg:width="16.771cm" svg:height="0.962cm" svg:x="3.8cm" svg:y="15.801cm">
          <draw:text-box>
            <text:p>ответ: <text:span text:style-name="T37">lesson</text:span><text:span text:style-name="T35">.36/merge_sort_ivan/merge_sort_verbose.rb</text:span></text:p>
          </draw:text-box>
        </draw:frame>
        <draw:custom-shape draw:style-name="gr6" draw:text-style-name="P20" draw:layer="layout" svg:width="9.4cm" svg:height="5.2cm" svg:x="5.2cm" svg:y="9.5cm">
          <text:p text:style-name="P18"><text:span text:style-name="T38">@debug = true</text:span></text:p>
          <text:p text:style-name="P18"><text:span text:style-name="T38"/></text:p>
          <text:p text:style-name="P18"><text:span text:style-name="T39">def verboser msg, level=0</text:span></text:p>
          <text:p text:style-name="P19"><text:span text:style-name="T39"><text:s text:c="2"/></text:span><text:span text:style-name="T40">if @debug</text:span></text:p>
          <text:p text:style-name="P19"><text:span text:style-name="T39"><text:s text:c="4"/></text:span><text:span text:style-name="T40">puts " <text:s text:c="2"/>" * level + msg</text:span></text:p>
          <text:p text:style-name="P19"><text:span text:style-name="T39"><text:s text:c="2"/></text:span><text:span text:style-name="T40">end</text:span></text:p>
          <text:p text:style-name="P18"><text:span text:style-name="T39">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</text:p>
          </draw:text-box>
        </draw:frame>
        <draw:frame draw:style-name="gr80" draw:layer="layout" svg:width="23.8cm" svg:height="2.384cm" svg:x="2cm" svg:y="1.8cm">
          <draw:text-box>
            <text:list text:style-name="L8">
              <text:list-item>
                <text:p>Задание: <text:span text:style-name="T35">подсчитайте, сколько раз вызывается метод mergesort и исследуйте, как меняется количество вызовов метода mergesort, если делить массив не на равные части, а, например, 2:1. Что меняется?</text:span></text:p>
              </text:list-item>
            </text:list>
          </draw:text-box>
        </draw:frame>
        <draw:frame draw:style-name="gr11" draw:layer="layout" svg:width="20.543cm" svg:height="1.673cm" svg:x="3.3cm" svg:y="6.2cm">
          <draw:text-box>
            <text:p><text:span text:style-name="T35">начальный скрипт: lesson.36/merge_sort_ivan/merge_sort_verbose.rb</text:span></text:p>
            <text:p><text:span text:style-name="T35">ответ: lesson.36/merge_sort_ivan/merge_sort_verbose_with_counts.rb</text:span></text:p>
          </draw:text-box>
        </draw:frame>
        <draw:frame draw:style-name="gr11" draw:layer="layout" svg:width="6.975cm" svg:height="0.962cm" svg:x="5cm" svg:y="4.8cm">
          <draw:text-box>
            <text:p><text:span text:style-name="T35">&gt; mid = array.size*2 /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На месте</text:p>
          </draw:text-box>
        </draw:frame>
        <draw:frame draw:style-name="gr81" draw:text-style-name="P16" draw:layer="layout" svg:width="7.558cm" svg:height="0.962cm" svg:x="1.9cm" svg:y="2.1cm">
          <draw:text-box>
            <text:list text:style-name="L8">
              <text:list-item>
                <text:p><text:span text:style-name="T32">Cортировка на месте.</text:span></text:p>
              </text:list-item>
            </text:list>
          </draw:text-box>
        </draw:frame>
        <draw:frame draw:style-name="gr82" draw:text-style-name="P16" draw:layer="layout" svg:width="22.3cm" svg:height="1.673cm" svg:x="2.7cm" svg:y="9.9cm">
          <draw:text-box>
            <text:list text:style-name="L8">
              <text:list-item>
                <text:p><text:span text:style-name="T32">в методе merge используется временный массив, в который складываются элементы в отсортированном порядке</text:span></text:p>
              </text:list-item>
            </text:list>
          </draw:text-box>
        </draw:frame>
        <draw:frame draw:style-name="gr83" draw:text-style-name="P16" draw:layer="layout" svg:width="23cm" svg:height="2.384cm" svg:x="2.7cm" svg:y="11.838cm">
          <draw:text-box>
            <text:list text:style-name="L8">
              <text:list-item>
                <text:p><text:span text:style-name="T32">потом данные из временного массива копируются поверх элементов исходного массива (в диапазоне между индексами начала и конца релевантных фрагментов)</text:span></text:p>
              </text:list-item>
            </text:list>
          </draw:text-box>
        </draw:frame>
        <draw:frame draw:style-name="gr84" draw:layer="layout" svg:width="23.8cm" svg:height="0.962cm" svg:x="2cm" svg:y="14.601cm">
          <draw:text-box>
            <text:list text:style-name="L8">
              <text:list-item>
                <text:p>Задание: реализуйте сортировку слиянием на месте</text:p>
              </text:list-item>
            </text:list>
          </draw:text-box>
        </draw:frame>
        <draw:frame draw:style-name="gr11" draw:layer="layout" svg:width="17.236cm" svg:height="1.673cm" svg:x="3.8cm" svg:y="16.301cm">
          <draw:text-box>
            <text:p>начальный скрипт: lesson.36/merge_sort/merge_sort_stub</text:p>
            <text:p>ответ: lesson.36/merge_sort/merge_sort</text:p>
          </draw:text-box>
        </draw:frame>
        <draw:frame draw:style-name="gr85" draw:text-style-name="P16" draw:layer="layout" svg:width="22.3cm" svg:height="2.384cm" svg:x="2.7cm" svg:y="3.501cm">
          <draw:text-box>
            <text:list text:style-name="L8">
              <text:list-item>
                <text:p><text:span text:style-name="T32">вместо того, чтобы выделять два новых массива из одного, подмассивы эмулируются посредством указания индексов начала и конца фрагмента</text:span></text:p>
              </text:list-item>
            </text:list>
          </draw:text-box>
        </draw:frame>
        <draw:custom-shape draw:style-name="gr6" draw:text-style-name="P5" draw:layer="layout" svg:width="9.6cm" svg:height="3.415cm" svg:x="6cm" svg:y="6.185cm">
          <text:p text:style-name="P10">a = [0,10,20, <text:s text:c="2"/>30,40,50,60]</text:p>
          <text:p text:style-name="P10"/>
          <text:p text:style-name="P10">merge_sort(a, 0, 2)</text:p>
          <text:p text:style-name="P10">merge_sort(a, 3, 6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fo:font-family="'Bitstream Vera Sans Mono'" style:font-family-generic="modern" style:font-pitch="fixed" style:font-family-asian="'Bitstream Vera Sans Mono'" style:font-family-generic-asian="modern" style:font-pitch-asian="fixe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beration_20_Mono" style:display-name="Liberation Mon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/>
      <style:text-properties style:use-window-font-color="true" fo:font-family="'Liberation Serif', 'Times New Roman'" style:font-family-generic="roman" style:font-pitch="variable" fo:font-size="12pt" fo:language="en" fo:country="US" fo:font-style="italic" style:letter-kerning="true" style:font-family-asian="'Liberation Serif', 'Times New Roman'" style:font-family-generic-asian="roman" style:font-pitch-asian="variable" style:font-size-asian="12pt" style:language-asian="hi" style:country-asian="IN" style:font-style-asian="italic" style:font-style-complex="italic"/>
    </style:style>
    <style:style style:name="Bullet_20_Symbols" style:display-name="Bullet Symbols" style:family="graphic">
      <style:paragraph-properties style:text-autospace="none"/>
      <style:text-properties style:use-window-font-color="true" fo:font-family="OpenSymbol, 'Arial Unicode MS'" fo:font-size="12pt" fo:language="en" fo:country="US" style:letter-kerning="true" style:font-family-asian="OpenSymbol, 'Arial Unicode MS'" style:font-size-asian="12pt" style:language-asian="hi" style:country-asian="IN"/>
    </style:style>
    <style:style style:name="WW-_3f__3f__3f__3f__3f__3f__3f__3f__3f__20_212345678910111213" style:display-name="WW-????????? 212345678910111213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678910111213" style:display-name="WW-????????? 112345678910111213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910111213" style:display-name="WW-?????????12345678910111213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101112" style:display-name="WW-????????? 2123456789101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56789101112" style:display-name="WW-????????? 1123456789101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56789101112" style:display-name="WW-?????????123456789101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WW-_3f__3f__3f__3f__3f__3f__20__3f__3f__20__3f__3f__3f__3f__3f__3f__3f__3f_1" style:display-name="WW-?????? ?? ???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20__3f__3f__3f__3f__3f_1" style:display-name="WW-?????? ? 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1" style:display-name="WW-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20__3f__3f__3f__3f__3f_1" style:display-name="WW-???????? 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graphic">
      <style:paragraph-properties fo:margin-left="0cm" fo:margin-right="0cm" fo:margin-top="0cm" fo:margin-bottom="0cm" style:line-height-at-least="1.939cm" fo:text-align="start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graphic">
      <style:paragraph-properties fo:margin-left="0cm" fo:margin-right="0cm" fo:margin-top="0cm" fo:margin-bottom="0cm" style:line-height-at-least="1.939cm" fo:text-indent="1.866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91011" style:display-name="WW-?????????123456789101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234567891011" style:display-name="WW-????????? 11234567891011" style:family="graphic">
      <style:paragraph-properties fo:margin-left="0cm" fo:margin-right="0cm" fo:margin-top="0cm" fo:margin-bottom="0cm" style:line-height-at-least="1.939cm" fo:text-align="center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1011" style:display-name="WW-????????? 21234567891011" style:family="graphic">
      <style:paragraph-properties fo:margin-left="0cm" fo:margin-right="0.619cm" fo:margin-top="0.314cm" fo:margin-bottom="0.314cm" style:line-height-at-least="1.939cm" fo:text-align="center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_3f__3f__3f__3f__3f_1" style:display-name="WW-????????? 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1" style:display-name="WW-????????????1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20__3f__3f__3f__3f_1" style:display-name="WW-??????? ????1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1" style:display-name="WW-???1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_3f__3f__3f__3f__3f__3f__3f_1" style:display-name="WW-??????????1" style:family="graphic">
      <style:paragraph-properties fo:margin-left="1.866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31" style:display-name="WW-????????? 31" style:family="graphic">
      <style:paragraph-properties fo:margin-left="11.201cm" fo:margin-right="0cm" fo:margin-top="0cm" fo:margin-bottom="0.933cm" fo:text-indent="0cm" style:text-autospace="none"/>
      <style:text-properties fo:color="#000080" style:text-outline="false" style:text-line-through-style="none" fo:font-family="Tahoma" style:font-family-generic="swiss" style:font-pitch="variable" fo:font-size="2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41" style:display-name="WW-????????? 41" style:family="graphic">
      <style:paragraph-properties fo:margin-left="14.935cm" fo:margin-right="0cm" fo:margin-top="0cm" fo:margin-bottom="0.619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51" style:display-name="WW-????????? 51" style:family="graphic">
      <style:paragraph-properties fo:margin-left="18.671cm" fo:margin-right="0cm" fo:margin-top="0cm" fo:margin-bottom="0.314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61" style:display-name="WW-????????? 61" style:family="graphic">
      <style:paragraph-properties fo:margin-left="22.401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71" style:display-name="WW-????????? 71" style:family="graphic">
      <style:paragraph-properties fo:margin-left="26.136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81" style:display-name="WW-????????? 81" style:family="graphic">
      <style:paragraph-properties fo:margin-left="29.871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91" style:display-name="WW-????????? 91" style:family="graphic">
      <style:paragraph-properties fo:margin-left="33.602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1" style:display-name="WW-??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10" style:display-name="WW-????????? 212345678910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678910" style:display-name="WW-????????? 112345678910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910" style:display-name="WW-?????????12345678910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" style:display-name="WW-????????? 2123456789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56789" style:display-name="WW-????????? 1123456789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56789" style:display-name="WW-?????????123456789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20__3f__3f__3f__3f__3f_" style:display-name="WW-?????? ? 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" style:display-name="WW-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20__3f__3f__3f__3f__3f_" style:display-name="WW-???????? 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graphic">
      <style:paragraph-properties fo:margin-left="0cm" fo:margin-right="0cm" fo:margin-top="0cm" fo:margin-bottom="0cm" style:line-height-at-least="1.939cm" fo:text-align="start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graphic">
      <style:paragraph-properties fo:margin-left="0cm" fo:margin-right="0cm" fo:margin-top="0cm" fo:margin-bottom="0cm" style:line-height-at-least="1.939cm" fo:text-indent="1.866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" style:display-name="WW-?????????12345678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2345678" style:display-name="WW-????????? 112345678" style:family="graphic">
      <style:paragraph-properties fo:margin-left="0cm" fo:margin-right="0cm" fo:margin-top="0cm" fo:margin-bottom="0cm" style:line-height-at-least="1.939cm" fo:text-align="center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" style:display-name="WW-????????? 212345678" style:family="graphic">
      <style:paragraph-properties fo:margin-left="0cm" fo:margin-right="0.619cm" fo:margin-top="0.314cm" fo:margin-bottom="0.314cm" style:line-height-at-least="1.939cm" fo:text-align="center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_3f__3f__3f__3f__3f_" style:display-name="WW-????????? 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" style:display-name="WW-????????????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20__3f__3f__3f__3f_" style:display-name="WW-??????? ?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" style:display-name="WW-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_3f__3f__3f__3f__3f__3f__3f_" style:display-name="WW-??????????" style:family="graphic">
      <style:paragraph-properties fo:margin-left="1.866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3" style:display-name="WW-????????? 3" style:family="graphic">
      <style:paragraph-properties fo:margin-left="11.201cm" fo:margin-right="0cm" fo:margin-top="0cm" fo:margin-bottom="0.933cm" fo:text-indent="0cm" style:text-autospace="none"/>
      <style:text-properties fo:color="#000080" style:text-outline="false" style:text-line-through-style="none" fo:font-family="Tahoma" style:font-family-generic="swiss" style:font-pitch="variable" fo:font-size="2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4" style:display-name="WW-????????? 4" style:family="graphic">
      <style:paragraph-properties fo:margin-left="14.935cm" fo:margin-right="0cm" fo:margin-top="0cm" fo:margin-bottom="0.619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5" style:display-name="WW-????????? 5" style:family="graphic">
      <style:paragraph-properties fo:margin-left="18.671cm" fo:margin-right="0cm" fo:margin-top="0cm" fo:margin-bottom="0.314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6" style:display-name="WW-????????? 6" style:family="graphic">
      <style:paragraph-properties fo:margin-left="22.401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7" style:display-name="WW-????????? 7" style:family="graphic">
      <style:paragraph-properties fo:margin-left="26.136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8" style:display-name="WW-????????? 8" style:family="graphic">
      <style:paragraph-properties fo:margin-left="29.871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9" style:display-name="WW-????????? 9" style:family="graphic">
      <style:paragraph-properties fo:margin-left="33.602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" style:display-name="WW-??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" style:display-name="WW-????????? 21234567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67" style:display-name="WW-????????? 11234567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" style:display-name="WW-?????????1234567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" style:display-name="WW-????????? 2123456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56" style:display-name="WW-????????? 1123456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56" style:display-name="WW-?????????123456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Heading12345" style:family="graphic">
      <style:paragraph-properties fo:margin-top="0.741cm" fo:margin-bottom="0.37cm" style:text-autospace="none"/>
    </style:style>
    <style:style style:name="WW-Heading1234" style:family="graphic">
      <style:paragraph-properties fo:margin-top="0.741cm" fo:margin-bottom="0.37cm" style:text-autospace="none"/>
    </style:style>
    <style:style style:name="WW-Heading123" style:family="graphic">
      <style:paragraph-properties fo:margin-top="0.741cm" fo:margin-bottom="0.37cm" style:text-autospace="none"/>
    </style:style>
    <style:style style:name="WW-Heading12" style:family="graphic">
      <style:paragraph-properties fo:margin-top="0.741cm" fo:margin-bottom="0.37cm" style:text-autospace="none"/>
    </style:style>
    <style:style style:name="WW-Heading1" style:family="graphic">
      <style:paragraph-properties fo:margin-top="0.741cm" fo:margin-bottom="0.37cm" style:text-autospace="none"/>
    </style:style>
    <style:style style:name="liberation_20_sans" style:display-name="liberation sans" style:family="graphic">
      <style:paragraph-properties fo:margin-left="0cm" fo:margin-right="0cm" fo:margin-top="0cm" fo:margin-bottom="0cm" fo:text-indent="0cm" style:text-autospace="none"/>
      <style:text-properties fo:font-family="'Liberation Sans', Arial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use-window-font-color="true" fo:font-family="'Droid Sans'" style:font-family-generic="modern" style:font-pitch="fixed" fo:font-size="10pt" fo:language="en" fo:country="US" style:letter-kerning="true" style:font-family-asian="'Droid Sans'" style:font-family-generic-asian="modern" style:font-pitch-asian="fixed" style:font-size-asian="10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en" fo:country="US" style:text-underline-style="solid" style:text-underline-width="auto" style:text-underline-color="font-color" style:letter-kerning="true" style:font-size-asian="12pt" style:language-asian="hi" style:country-asian="IN" style:font-size-complex="12pt" style:language-complex="hi" style:country-complex="IN"/>
    </style:style>
    <style:style style:name="Endnote_20_Symbol" style:display-name="Endnote Symbo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Footnote_20_Symbol" style:display-name="Footnote Symbo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Body_20_Text" style:display-name="Body Text" style:family="graphic">
      <style:paragraph-properties fo:margin-top="0cm" fo:margin-bottom="0.66cm"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ist_20_Contents" style:display-name="List Contents" style:family="graphic">
      <style:paragraph-properties fo:margin-left="3.112cm" fo:margin-right="0cm" fo:margin-top="0cm" fo:margin-bottom="0cm" fo:text-indent="0cm"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O-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Heading" style:family="graphic">
      <style:paragraph-properties fo:margin-top="0.741cm" fo:margin-bottom="0.37cm" style:text-autospace="none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WW-_3f__3f__3f__3f__3f__3f__3f__3f__3f__20_212345" style:display-name="WW-????????? 212345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" style:display-name="WW-????????? 112345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" style:display-name="WW-?????????12345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" style:display-name="WW-????????? 21234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" style:display-name="WW-????????? 11234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" style:display-name="WW-?????????1234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2123" style:display-name="WW-????????? 2123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" style:display-name="WW-????????? 1123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" style:display-name="WW-?????????123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" style:display-name="WW-????????? 2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" style:display-name="WW-????????? 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" style:display-name="WW-?????????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lyt-numdark_7e_LT_7e_Hintergrund" style:display-name="lyt-numdark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numdark_7e_LT_7e_Hintergrundobjekte" style:display-name="lyt-numdark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numdark_7e_LT_7e_Notizen" style:display-name="lyt-numdark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numdark_7e_LT_7e_Untertitel" style:display-name="lyt-numdark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numdark_7e_LT_7e_Titel" style:display-name="lyt-numdark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numdark_7e_LT_7e_Gliederung_20_9" style:display-name="lyt-numdark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8" style:display-name="lyt-numdark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7" style:display-name="lyt-numdark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6" style:display-name="lyt-numdark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5" style:display-name="lyt-numdark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4" style:display-name="lyt-numdark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3" style:display-name="lyt-numdark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numdark_7e_LT_7e_Gliederung_20_2" style:display-name="lyt-numdark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numdark_7e_LT_7e_Gliederung_20_1" style:display-name="lyt-numdar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Hintergrund" style:display-name="Default 6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6_7e_LT_7e_Hintergrundobjekte" style:display-name="Default 6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6_7e_LT_7e_Notizen" style:display-name="Default 6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Untertitel" style:display-name="Default 6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Titel" style:display-name="Default 6~LT~Titel" style:family="graphic">
      <style:paragraph-properties fo:text-align="center" style:text-autospace="none"/>
      <style:text-properties style:use-window-font-color="true" style:text-outline="false" style:text-line-through-style="none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Gliederung_20_9" style:display-name="Default 6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8" style:display-name="Default 6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7" style:display-name="Default 6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6" style:display-name="Default 6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5" style:display-name="Default 6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4" style:display-name="Default 6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3" style:display-name="Default 6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FreeSans" style:font-family-generic="swiss" style:font-pitch="variable" fo:font-size="24pt" fo:font-style="normal" fo:text-shadow="none" style:text-underline-style="none" fo:font-weight="normal" style:letter-kerning="true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6_7e_LT_7e_Gliederung_20_2" style:display-name="Default 6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6_7e_LT_7e_Gliederung_20_1" style:display-name="Default 6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Hintergrund" style:display-name="lyt-organic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rganic_7e_LT_7e_Hintergrundobjekte" style:display-name="lyt-organic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rganic_7e_LT_7e_Notizen" style:display-name="lyt-organic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Untertitel" style:display-name="lyt-organic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Titel" style:display-name="lyt-organic~LT~Titel" style:family="graphic">
      <style:paragraph-properties fo:text-align="center" style:text-autospace="none"/>
      <style:text-properties fo:color="#280099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Gliederung_20_9" style:display-name="lyt-organic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8" style:display-name="lyt-organic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7" style:display-name="lyt-organic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6" style:display-name="lyt-organic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5" style:display-name="lyt-organic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4" style:display-name="lyt-organic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3" style:display-name="lyt-organic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organic_7e_LT_7e_Gliederung_20_2" style:display-name="lyt-organic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organic_7e_LT_7e_Gliederung_20_1" style:display-name="lyt-organic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Hintergrund" style:display-name="lyt-bluetitledown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titledown_7e_LT_7e_Hintergrundobjekte" style:display-name="lyt-bluetitledown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titledown_7e_LT_7e_Notizen" style:display-name="lyt-bluetitledown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Untertitel" style:display-name="lyt-bluetitledown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Titel" style:display-name="lyt-bluetitledown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Gliederung_20_9" style:display-name="lyt-bluetitledown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8" style:display-name="lyt-bluetitledown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7" style:display-name="lyt-bluetitledown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6" style:display-name="lyt-bluetitledown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5" style:display-name="lyt-bluetitledown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4" style:display-name="lyt-bluetitledown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3" style:display-name="lyt-bluetitledown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uetitledown_7e_LT_7e_Gliederung_20_2" style:display-name="lyt-bluetitledown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uetitledown_7e_LT_7e_Gliederung_20_1" style:display-name="lyt-bluetitledown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Hintergrund" style:display-name="Default 5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5_7e_LT_7e_Hintergrundobjekte" style:display-name="Default 5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5_7e_LT_7e_Notizen" style:display-name="Default 5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Untertitel" style:display-name="Default 5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Titel" style:display-name="Default 5~LT~Titel" style:family="graphic">
      <style:paragraph-properties fo:text-align="center" style:text-autospace="none"/>
      <style:text-properties style:use-window-font-color="true" style:text-outline="false" style:text-line-through-style="none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Gliederung_20_9" style:display-name="Default 5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8" style:display-name="Default 5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7" style:display-name="Default 5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6" style:display-name="Default 5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5" style:display-name="Default 5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4" style:display-name="Default 5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3" style:display-name="Default 5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FreeSans" style:font-family-generic="swiss" style:font-pitch="variable" fo:font-size="24pt" fo:font-style="normal" fo:text-shadow="none" style:text-underline-style="none" fo:font-weight="normal" style:letter-kerning="true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5_7e_LT_7e_Gliederung_20_2" style:display-name="Default 5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5_7e_LT_7e_Gliederung_20_1" style:display-name="Default 5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Hintergrund" style:display-name="lyt-bluelinesgrad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linesgrad_7e_LT_7e_Hintergrundobjekte" style:display-name="lyt-bluelinesgrad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linesgrad_7e_LT_7e_Notizen" style:display-name="lyt-bluelinesgrad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Untertitel" style:display-name="lyt-bluelinesgrad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Titel" style:display-name="lyt-bluelinesgrad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Gliederung_20_9" style:display-name="lyt-bluelinesgrad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8" style:display-name="lyt-bluelinesgrad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7" style:display-name="lyt-bluelinesgrad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6" style:display-name="lyt-bluelinesgrad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5" style:display-name="lyt-bluelinesgrad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4" style:display-name="lyt-bluelinesgrad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3" style:display-name="lyt-bluelinesgrad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uelinesgrad_7e_LT_7e_Gliederung_20_2" style:display-name="lyt-bluelinesgrad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uelinesgrad_7e_LT_7e_Gliederung_20_1" style:display-name="lyt-bluelinesgrad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Hintergrund" style:display-name="Default 4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4_7e_LT_7e_Hintergrundobjekte" style:display-name="Default 4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4_7e_LT_7e_Notizen" style:display-name="Default 4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Untertitel" style:display-name="Default 4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Titel" style:display-name="Default 4~LT~Titel" style:family="graphic">
      <style:paragraph-properties fo:text-align="center" style:text-autospace="none"/>
      <style:text-properties style:use-window-font-color="true" style:text-outline="false" style:text-line-through-style="none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Gliederung_20_9" style:display-name="Default 4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8" style:display-name="Default 4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7" style:display-name="Default 4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6" style:display-name="Default 4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5" style:display-name="Default 4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4" style:display-name="Default 4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3" style:display-name="Default 4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FreeSans" style:font-family-generic="swiss" style:font-pitch="variable" fo:font-size="24pt" fo:font-style="normal" fo:text-shadow="none" style:text-underline-style="none" fo:font-weight="normal" style:letter-kerning="true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4_7e_LT_7e_Gliederung_20_2" style:display-name="Default 4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4_7e_LT_7e_Gliederung_20_1" style:display-name="Default 4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Hintergrund" style:display-name="lyt-greengradlines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greengradlines_7e_LT_7e_Hintergrundobjekte" style:display-name="lyt-greengradlines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greengradlines_7e_LT_7e_Notizen" style:display-name="lyt-greengradlines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Untertitel" style:display-name="lyt-greengradlines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Titel" style:display-name="lyt-greengradlines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Gliederung_20_9" style:display-name="lyt-greengradlines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8" style:display-name="lyt-greengradlines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7" style:display-name="lyt-greengradlines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6" style:display-name="lyt-greengradlines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5" style:display-name="lyt-greengradlines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4" style:display-name="lyt-greengradlines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3" style:display-name="lyt-greengradlines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greengradlines_7e_LT_7e_Gliederung_20_2" style:display-name="lyt-greengradlines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greengradlines_7e_LT_7e_Gliederung_20_1" style:display-name="lyt-greengradlines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Hintergrund" style:display-name="lyt-sunrise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sunrise_7e_LT_7e_Hintergrundobjekte" style:display-name="lyt-sunrise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sunrise_7e_LT_7e_Notizen" style:display-name="lyt-sunrise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Untertitel" style:display-name="lyt-sunrise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Titel" style:display-name="lyt-sunrise~LT~Titel" style:family="graphic">
      <style:paragraph-properties fo:text-align="center" style:text-autospace="none"/>
      <style:text-properties fo:color="#000080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Gliederung_20_9" style:display-name="lyt-sunrise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8" style:display-name="lyt-sunrise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7" style:display-name="lyt-sunrise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6" style:display-name="lyt-sunrise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5" style:display-name="lyt-sunrise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4" style:display-name="lyt-sunrise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3" style:display-name="lyt-sunrise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sunrise_7e_LT_7e_Gliederung_20_2" style:display-name="lyt-sunrise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sunrise_7e_LT_7e_Gliederung_20_1" style:display-name="lyt-sunris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Hintergrund" style:display-name="Default 3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3_7e_LT_7e_Hintergrundobjekte" style:display-name="Default 3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3_7e_LT_7e_Notizen" style:display-name="Default 3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Untertitel" style:display-name="Default 3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Titel" style:display-name="Default 3~LT~Titel" style:family="graphic">
      <style:paragraph-properties fo:text-align="center" style:text-autospace="none"/>
      <style:text-properties style:use-window-font-color="true" style:text-outline="false" style:text-line-through-style="none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Gliederung_20_9" style:display-name="Default 3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8" style:display-name="Default 3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7" style:display-name="Default 3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6" style:display-name="Default 3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5" style:display-name="Default 3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4" style:display-name="Default 3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3" style:display-name="Default 3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FreeSans" style:font-family-generic="swiss" style:font-pitch="variable" fo:font-size="24pt" fo:font-style="normal" fo:text-shadow="none" style:text-underline-style="none" fo:font-weight="normal" style:letter-kerning="true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3_7e_LT_7e_Gliederung_20_2" style:display-name="Default 3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3_7e_LT_7e_Gliederung_20_1" style:display-name="Default 3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Hintergrund" style:display-name="lyt-charglow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charglow_7e_LT_7e_Hintergrundobjekte" style:display-name="lyt-charglow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charglow_7e_LT_7e_Notizen" style:display-name="lyt-charglow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Untertitel" style:display-name="lyt-charglow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Titel" style:display-name="lyt-charglow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Gliederung_20_9" style:display-name="lyt-charglow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8" style:display-name="lyt-charglow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7" style:display-name="lyt-charglow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6" style:display-name="lyt-charglow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5" style:display-name="lyt-charglow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4" style:display-name="lyt-charglow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3" style:display-name="lyt-charglow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charglow_7e_LT_7e_Gliederung_20_2" style:display-name="lyt-charglow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charglow_7e_LT_7e_Gliederung_20_1" style:display-name="lyt-charglow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Hintergrund" style:display-name="Default 2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2_7e_LT_7e_Hintergrundobjekte" style:display-name="Default 2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2_7e_LT_7e_Notizen" style:display-name="Default 2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FreeSans" style:font-family-generic="swiss" style:font-pitch="variable" fo:font-size="24pt" fo:font-style="normal" fo:text-shadow="none" style:text-underline-style="none" fo:font-weight="normal" style:letter-kerning="true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Hintergrund" style:display-name="lyt-ocean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cean_7e_LT_7e_Hintergrundobjekte" style:display-name="lyt-ocean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cean_7e_LT_7e_Notizen" style:display-name="lyt-ocean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Untertitel" style:display-name="lyt-ocean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Titel" style:display-name="lyt-ocean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Gliederung_20_9" style:display-name="lyt-ocean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8" style:display-name="lyt-ocean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7" style:display-name="lyt-ocean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6" style:display-name="lyt-ocean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5" style:display-name="lyt-ocean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4" style:display-name="lyt-ocean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3" style:display-name="lyt-ocean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ocean_7e_LT_7e_Gliederung_20_2" style:display-name="lyt-ocean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ocean_7e_LT_7e_Gliederung_20_1" style:display-name="lyt-ocean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1_7e_LT_7e_Hintergrundobjekte" style:display-name="Default 1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1_7e_LT_7e_Notizen" style:display-name="Default 1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Untertitel" style:display-name="Default 1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Titel" style:display-name="Default 1~LT~Titel" style:family="graphic">
      <style:paragraph-properties fo:text-align="center" style:text-autospace="none"/>
      <style:text-properties style:use-window-font-color="true" style:text-outline="false" style:text-line-through-style="none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Gliederung_20_9" style:display-name="Default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8" style:display-name="Default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7" style:display-name="Default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6" style:display-name="Default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5" style:display-name="Default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4" style:display-name="Default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FreeSans" style:font-family-generic="swiss" style:font-pitch="variable" fo:font-size="20pt" fo:font-style="normal" fo:text-shadow="none" style:text-underline-style="none" fo:font-weight="normal" style:letter-kerning="true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3" style:display-name="Default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FreeSans" style:font-family-generic="swiss" style:font-pitch="variable" fo:font-size="24pt" fo:font-style="normal" fo:text-shadow="none" style:text-underline-style="none" fo:font-weight="normal" style:letter-kerning="true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1_7e_LT_7e_Gliederung_20_2" style:display-name="Default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1_7e_LT_7e_Gliederung_20_1" style:display-name="Default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Hintergrund" style:display-name="lyt-movwaves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movwaves_7e_LT_7e_Hintergrundobjekte" style:display-name="lyt-movwaves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movwaves_7e_LT_7e_Notizen" style:display-name="lyt-movwaves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Untertitel" style:display-name="lyt-movwaves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Titel" style:display-name="lyt-movwaves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Gliederung_20_9" style:display-name="lyt-movwaves~LT~Gliederung 9" style:family="graphic">
      <style:paragraph-properties fo:margin-left="19.05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8" style:display-name="lyt-movwaves~LT~Gliederung 8" style:family="graphic">
      <style:paragraph-properties fo:margin-left="16.935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7" style:display-name="lyt-movwaves~LT~Gliederung 7" style:family="graphic">
      <style:paragraph-properties fo:margin-left="14.817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6" style:display-name="lyt-movwaves~LT~Gliederung 6" style:family="graphic">
      <style:paragraph-properties fo:margin-left="12.7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5" style:display-name="lyt-movwaves~LT~Gliederung 5" style:family="graphic">
      <style:paragraph-properties fo:margin-left="10.585cm" fo:margin-right="0cm" fo:margin-top="0cm" fo:margin-bottom="0.178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4" style:display-name="lyt-movwaves~LT~Gliederung 4" style:family="graphic">
      <style:paragraph-properties fo:margin-left="8.467cm" fo:margin-right="0cm" fo:margin-top="0cm" fo:margin-bottom="0.351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3" style:display-name="lyt-movwaves~LT~Gliederung 3" style:family="graphic">
      <style:paragraph-properties fo:margin-left="6.35cm" fo:margin-right="0cm" fo:margin-top="0cm" fo:margin-bottom="0.529cm" fo:text-indent="0cm" style:text-autospace="none"/>
      <style:text-properties fo:color="#00008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movwaves_7e_LT_7e_Gliederung_20_2" style:display-name="lyt-movwaves~LT~Gliederung 2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movwaves_7e_LT_7e_Gliederung_20_1" style:display-name="lyt-movwaves~LT~Gliederung 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Hintergrund" style:display-name="lyt-roundedrect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oundedrect_7e_LT_7e_Hintergrundobjekte" style:display-name="lyt-roundedrect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oundedrect_7e_LT_7e_Notizen" style:display-name="lyt-roundedrect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Untertitel" style:display-name="lyt-roundedrect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Titel" style:display-name="lyt-roundedrect~LT~Titel" style:family="graphic">
      <style:paragraph-properties fo:text-align="center" style:text-autospace="none"/>
      <style:text-properties fo:color="#198a8a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Gliederung_20_9" style:display-name="lyt-roundedrect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8" style:display-name="lyt-roundedrect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7" style:display-name="lyt-roundedrect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6" style:display-name="lyt-roundedrect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5" style:display-name="lyt-roundedrect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4" style:display-name="lyt-roundedrect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3" style:display-name="lyt-roundedrect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roundedrect_7e_LT_7e_Gliederung_20_2" style:display-name="lyt-roundedrect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roundedrect_7e_LT_7e_Gliederung_20_1" style:display-name="lyt-roundedrect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Hintergrund" style:display-name="lyt-rededges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ededges_7e_LT_7e_Hintergrundobjekte" style:display-name="lyt-rededges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ededges_7e_LT_7e_Notizen" style:display-name="lyt-rededges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Untertitel" style:display-name="lyt-rededges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Titel" style:display-name="lyt-rededges~LT~Titel" style:family="graphic">
      <style:paragraph-properties fo:text-align="end" style:text-autospace="none"/>
      <style:text-properties fo:color="#800000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Gliederung_20_9" style:display-name="lyt-rededges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8" style:display-name="lyt-rededges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7" style:display-name="lyt-rededges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6" style:display-name="lyt-rededges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5" style:display-name="lyt-rededges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4" style:display-name="lyt-rededges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3" style:display-name="lyt-rededges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rededges_7e_LT_7e_Gliederung_20_2" style:display-name="lyt-rededges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rededges_7e_LT_7e_Gliederung_20_1" style:display-name="lyt-rededges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Hintergrund" style:display-name="lyt-techpoly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echpoly_7e_LT_7e_Hintergrundobjekte" style:display-name="lyt-techpoly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echpoly_7e_LT_7e_Notizen" style:display-name="lyt-techpoly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/>
      <style:text-properties fo:color="#000080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ackandwhite_7e_LT_7e_Hintergrundobjekte" style:display-name="lyt-blackandwhite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ackandwhite_7e_LT_7e_Notizen" style:display-name="lyt-blackandwhite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Hintergrund" style:display-name="lyt-bluegrey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grey_7e_LT_7e_Hintergrundobjekte" style:display-name="lyt-bluegrey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grey_7e_LT_7e_Notizen" style:display-name="lyt-bluegrey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Untertitel" style:display-name="lyt-bluegrey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Titel" style:display-name="lyt-bluegrey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Gliederung_20_9" style:display-name="lyt-bluegrey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8" style:display-name="lyt-bluegrey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7" style:display-name="lyt-bluegrey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6" style:display-name="lyt-bluegrey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5" style:display-name="lyt-bluegrey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4" style:display-name="lyt-bluegrey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3" style:display-name="lyt-bluegrey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uegrey_7e_LT_7e_Gliederung_20_2" style:display-name="lyt-bluegrey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uegrey_7e_LT_7e_Gliederung_20_1" style:display-name="lyt-bluegrey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Hintergrund" style:display-name="lyt-aqua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aqua_7e_LT_7e_Hintergrundobjekte" style:display-name="lyt-aqua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aqua_7e_LT_7e_Notizen" style:display-name="lyt-aqua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Untertitel" style:display-name="lyt-aqua~LT~Untertitel" style:family="graphic">
      <style:paragraph-properties fo:margin-left="0cm" fo:margin-right="0cm" fo:margin-top="0cm" fo:margin-bottom="0cm" fo:text-align="center" fo:text-indent="0cm" style:text-autospace="none"/>
      <style:text-properties fo:color="#280099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Titel" style:display-name="lyt-aqua~LT~Titel" style:family="graphic">
      <style:paragraph-properties fo:text-align="center" style:text-autospace="none"/>
      <style:text-properties fo:color="#280099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Gliederung_20_9" style:display-name="lyt-aqua~LT~Gliederung 9" style:family="graphic">
      <style:paragraph-properties fo:margin-left="19.05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8" style:display-name="lyt-aqua~LT~Gliederung 8" style:family="graphic">
      <style:paragraph-properties fo:margin-left="16.935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7" style:display-name="lyt-aqua~LT~Gliederung 7" style:family="graphic">
      <style:paragraph-properties fo:margin-left="14.817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6" style:display-name="lyt-aqua~LT~Gliederung 6" style:family="graphic">
      <style:paragraph-properties fo:margin-left="12.7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5" style:display-name="lyt-aqua~LT~Gliederung 5" style:family="graphic">
      <style:paragraph-properties fo:margin-left="10.585cm" fo:margin-right="0cm" fo:margin-top="0cm" fo:margin-bottom="0.178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4" style:display-name="lyt-aqua~LT~Gliederung 4" style:family="graphic">
      <style:paragraph-properties fo:margin-left="8.467cm" fo:margin-right="0cm" fo:margin-top="0cm" fo:margin-bottom="0.351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3" style:display-name="lyt-aqua~LT~Gliederung 3" style:family="graphic">
      <style:paragraph-properties fo:margin-left="6.35cm" fo:margin-right="0cm" fo:margin-top="0cm" fo:margin-bottom="0.529cm" fo:text-indent="0cm" style:text-autospace="none"/>
      <style:text-properties fo:color="#00008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aqua_7e_LT_7e_Gliederung_20_2" style:display-name="lyt-aqua~LT~Gliederung 2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aqua_7e_LT_7e_Gliederung_20_1" style:display-name="lyt-aqua~LT~Gliederung 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Hintergrund" style:display-name="lyt-book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ook_7e_LT_7e_Hintergrundobjekte" style:display-name="lyt-book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ook_7e_LT_7e_Notizen" style:display-name="lyt-book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Untertitel" style:display-name="lyt-book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Titel" style:display-name="lyt-book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Gliederung_20_9" style:display-name="lyt-book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8" style:display-name="lyt-book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7" style:display-name="lyt-book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6" style:display-name="lyt-book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5" style:display-name="lyt-book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4" style:display-name="lyt-book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3" style:display-name="lyt-book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ook_7e_LT_7e_Gliederung_20_2" style:display-name="lyt-book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ook_7e_LT_7e_Gliederung_20_1" style:display-name="lyt-book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Hintergrund" style:display-name="keyboard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keyboard_7e_LT_7e_Hintergrundobjekte" style:display-name="keyboard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keyboard_7e_LT_7e_Notizen" style:display-name="keyboard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Untertitel" style:display-name="keyboard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Titel" style:display-name="keyboard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Gliederung_20_9" style:display-name="keyboard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8" style:display-name="keyboard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7" style:display-name="keyboard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6" style:display-name="keyboard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5" style:display-name="keyboard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4" style:display-name="keyboard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3" style:display-name="keyboard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keyboard_7e_LT_7e_Gliederung_20_2" style:display-name="keyboard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keyboard_7e_LT_7e_Gliederung_20_1" style:display-name="keyboard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Hintergrund" style:display-name="glacier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glacier_7e_LT_7e_Hintergrundobjekte" style:display-name="glacier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glacier_7e_LT_7e_Notizen" style:display-name="glacier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Untertitel" style:display-name="glacier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Titel" style:display-name="glacier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Gliederung_20_9" style:display-name="glacier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8" style:display-name="glacier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7" style:display-name="glacier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6" style:display-name="glacier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5" style:display-name="glacier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4" style:display-name="glacier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3" style:display-name="glacier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glacier_7e_LT_7e_Gliederung_20_2" style:display-name="glacier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glacier_7e_LT_7e_Gliederung_20_1" style:display-name="glacier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Hintergrund" style:display-name="lyt-tunnel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unnel_7e_LT_7e_Hintergrundobjekte" style:display-name="lyt-tunnel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unnel_7e_LT_7e_Notizen" style:display-name="lyt-tunnel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Untertitel" style:display-name="lyt-tunnel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Titel" style:display-name="lyt-tunnel~LT~Titel" style:family="graphic">
      <style:paragraph-properties fo:text-align="center" style:text-autospace="none"/>
      <style:text-properties fo:color="#800000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Gliederung_20_9" style:display-name="lyt-tunnel~LT~Gliederung 9" style:family="graphic">
      <style:paragraph-properties fo:margin-left="19.05cm" fo:margin-right="0cm" fo:margin-top="0cm" fo:margin-bottom="0cm" fo:text-indent="0cm" style:text-autospace="none"/>
      <style:text-properties fo:color="#006b6b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8" style:display-name="lyt-tunnel~LT~Gliederung 8" style:family="graphic">
      <style:paragraph-properties fo:margin-left="16.935cm" fo:margin-right="0cm" fo:margin-top="0cm" fo:margin-bottom="0cm" fo:text-indent="0cm" style:text-autospace="none"/>
      <style:text-properties fo:color="#006b6b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7" style:display-name="lyt-tunnel~LT~Gliederung 7" style:family="graphic">
      <style:paragraph-properties fo:margin-left="14.817cm" fo:margin-right="0cm" fo:margin-top="0cm" fo:margin-bottom="0cm" fo:text-indent="0cm" style:text-autospace="none"/>
      <style:text-properties fo:color="#006b6b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6" style:display-name="lyt-tunnel~LT~Gliederung 6" style:family="graphic">
      <style:paragraph-properties fo:margin-left="12.7cm" fo:margin-right="0cm" fo:margin-top="0cm" fo:margin-bottom="0cm" fo:text-indent="0cm" style:text-autospace="none"/>
      <style:text-properties fo:color="#006b6b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5" style:display-name="lyt-tunnel~LT~Gliederung 5" style:family="graphic">
      <style:paragraph-properties fo:margin-left="10.585cm" fo:margin-right="0cm" fo:margin-top="0cm" fo:margin-bottom="0.178cm" fo:text-indent="0cm" style:text-autospace="none"/>
      <style:text-properties fo:color="#006b6b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4" style:display-name="lyt-tunnel~LT~Gliederung 4" style:family="graphic">
      <style:paragraph-properties fo:margin-left="8.467cm" fo:margin-right="0cm" fo:margin-top="0cm" fo:margin-bottom="0.351cm" fo:text-indent="0cm" style:text-autospace="none"/>
      <style:text-properties fo:color="#006b6b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3" style:display-name="lyt-tunnel~LT~Gliederung 3" style:family="graphic">
      <style:paragraph-properties fo:margin-left="6.35cm" fo:margin-right="0cm" fo:margin-top="0cm" fo:margin-bottom="0.529cm" fo:text-indent="0cm" style:text-autospace="none"/>
      <style:text-properties fo:color="#006b6b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tunnel_7e_LT_7e_Gliederung_20_2" style:display-name="lyt-tunnel~LT~Gliederung 2" style:family="graphic">
      <style:paragraph-properties fo:margin-left="4.235cm" fo:margin-right="0cm" fo:margin-top="0cm" fo:margin-bottom="0.706cm" fo:text-indent="0cm" style:text-autospace="none"/>
      <style:text-properties fo:color="#006b6b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tunnel_7e_LT_7e_Gliederung_20_1" style:display-name="lyt-tunnel~LT~Gliederung 1" style:family="graphic">
      <style:paragraph-properties fo:margin-left="0cm" fo:margin-right="0cm" fo:margin-top="0cm" fo:margin-bottom="0.88cm" fo:text-indent="0cm" style:text-autospace="none"/>
      <style:text-properties fo:color="#006b6b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Hintergrund" style:display-name="lyt-frepa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frepa_7e_LT_7e_Hintergrundobjekte" style:display-name="lyt-frepa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frepa_7e_LT_7e_Notizen" style:display-name="lyt-frepa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Untertitel" style:display-name="lyt-frepa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Titel" style:display-name="lyt-frepa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Gliederung_20_9" style:display-name="lyt-frepa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8" style:display-name="lyt-frepa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7" style:display-name="lyt-frepa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6" style:display-name="lyt-frepa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5" style:display-name="lyt-frepa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4" style:display-name="lyt-frepa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3" style:display-name="lyt-frepa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frepa_7e_LT_7e_Gliederung_20_2" style:display-name="lyt-frepa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frepa_7e_LT_7e_Gliederung_20_1" style:display-name="lyt-frepa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Hintergrund" style:display-name="forest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forest_7e_LT_7e_Hintergrundobjekte" style:display-name="forest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forest_7e_LT_7e_Notizen" style:display-name="forest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Untertitel" style:display-name="forest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Titel" style:display-name="forest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Gliederung_20_9" style:display-name="forest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8" style:display-name="forest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7" style:display-name="forest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6" style:display-name="forest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5" style:display-name="forest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4" style:display-name="forest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3" style:display-name="forest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forest_7e_LT_7e_Gliederung_20_2" style:display-name="forest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forest_7e_LT_7e_Gliederung_20_1" style:display-name="forest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Hintergrund" style:display-name="water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ater_7e_LT_7e_Hintergrundobjekte" style:display-name="water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ater_7e_LT_7e_Notizen" style:display-name="water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Untertitel" style:display-name="water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Titel" style:display-name="water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Gliederung_20_9" style:display-name="water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8" style:display-name="water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7" style:display-name="water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6" style:display-name="water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5" style:display-name="water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4" style:display-name="water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3" style:display-name="water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water_7e_LT_7e_Gliederung_20_2" style:display-name="water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ater_7e_LT_7e_Gliederung_20_1" style:display-name="water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Hintergrund" style:display-name="lyt-brown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rown_7e_LT_7e_Hintergrundobjekte" style:display-name="lyt-brown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rown_7e_LT_7e_Notizen" style:display-name="lyt-brown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Untertitel" style:display-name="lyt-brown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Titel" style:display-name="lyt-brown~LT~Titel" style:family="graphic">
      <style:paragraph-properties fo:text-align="center" style:text-autospace="none"/>
      <style:text-properties fo:color="#ffffff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Gliederung_20_9" style:display-name="lyt-brown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8" style:display-name="lyt-brown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7" style:display-name="lyt-brown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6" style:display-name="lyt-brown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5" style:display-name="lyt-brown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4" style:display-name="lyt-brown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3" style:display-name="lyt-brown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rown_7e_LT_7e_Gliederung_20_2" style:display-name="lyt-brown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rown_7e_LT_7e_Gliederung_20_1" style:display-name="lyt-brown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Hintergrund" style:display-name="wine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ine_7e_LT_7e_Hintergrundobjekte" style:display-name="wine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ine_7e_LT_7e_Notizen" style:display-name="wine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Untertitel" style:display-name="wine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Titel" style:display-name="wine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Gliederung_20_9" style:display-name="wine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8" style:display-name="wine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7" style:display-name="wine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6" style:display-name="wine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5" style:display-name="wine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4" style:display-name="wine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3" style:display-name="wine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wine_7e_LT_7e_Gliederung_20_2" style:display-name="wine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ine_7e_LT_7e_Gliederung_20_1" style:display-name="win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etter-kerning="true" style:font-size-asian="12pt" style:language-asian="hi" style:country-asian="IN" style:font-size-complex="12pt" style:language-complex="hi" style:country-complex="IN"/>
    </style:style>
    <style:style style:name="_3f__3f__3f__3f__3f__3f__3f__3f__3f__20_9" style:display-name="????????? 9" style:family="graphic">
      <style:paragraph-properties fo:margin-left="19.05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16.935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14.817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12.7cm" fo:margin-right="0cm" fo:margin-top="0cm" fo:margin-bottom="0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10.585cm" fo:margin-right="0cm" fo:margin-top="0cm" fo:margin-bottom="0.178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8.467cm" fo:margin-right="0cm" fo:margin-top="0cm" fo:margin-bottom="0.351cm" fo:text-indent="0cm" style:text-autospace="none"/>
      <style:text-properties fo:color="#00008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6.35cm" fo:margin-right="0cm" fo:margin-top="0cm" fo:margin-bottom="0.529cm" fo:text-indent="0cm" style:text-autospace="none"/>
      <style:text-properties fo:color="#00008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WW-_3f__3f__3f__3f__3f__3f__3f__3f__3f__20_21" style:display-name="WW-????????? 21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" style:display-name="WW-????????? 1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_3f__3f__3f_" style:display-name="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_3f__3f__3f__3f__3f__3f__3f__20__3f__3f__3f__3f_" style:display-name="??????? ?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" style:display-name="WW-?????????1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2" style:display-name="WW-??????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" style:display-name="WW-??????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" style:display-name="WW-??????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size="12pt" fo:language="en" fo:country="US" fo:font-weight="bold" style:letter-kerning="true" style:font-size-asian="12pt" style:language-asian="hi" style:country-asian="IN" style:font-weight-asian="bold" style:font-size-complex="12pt" style:language-complex="hi" style:country-complex="IN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iberation Serif', 'Times New Roman'" style:font-family-generic-asian="roman" style:font-pitch-asian="variable" style:font-size-asian="12pt" style:language-asian="hi" style:country-asian="IN"/>
    </style:style>
    <style:style style:name="Caption" style:family="graphic">
      <style:paragraph-properties fo:margin-top="0.66cm" fo:margin-bottom="0.66cm" style:text-autospace="none"/>
      <style:text-properties style:use-window-font-color="true" fo:font-size="12pt" fo:language="en" fo:country="US" fo:font-style="italic" style:letter-kerning="true" style:font-size-asian="12pt" style:language-asian="hi" style:country-asian="IN" style:font-style-asian="italic" style:font-size-complex="12pt" style:language-complex="hi" style:country-complex="IN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kolai Krot</meta:initial-creator>
    <meta:creation-date>2014-01-02T15:55:32</meta:creation-date>
    <dc:date>2014-05-30T01:52:34</dc:date>
    <meta:editing-duration>PT19H22M52S</meta:editing-duration>
    <meta:editing-cycles>58</meta:editing-cycles>
    <meta:generator>OpenOffice.org/3.2$Linux OpenOffice.org_project/320m19$Build-9505</meta:generator>
    <meta:document-statistic meta:object-count="755"/>
  </office:meta>
</office:document-meta>
</file>